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2E0000002EFF84CCD928E4D92A.png" manifest:media-type="image/png"/>
  <manifest:file-entry manifest:full-path="Pictures/10000201000001B1000001B13139D5FCBEC0426F.png" manifest:media-type="image/png"/>
  <manifest:file-entry manifest:full-path="Pictures/100003010000061900000619386DF5BAE5E13DA3.svg" manifest:media-type="image/svg+xml"/>
  <manifest:file-entry manifest:full-path="Pictures/100014560000064100000641FC6E59BBEE085918.svg" manifest:media-type="image/svg+xml"/>
  <manifest:file-entry manifest:full-path="Pictures/1000020100000624000003E2412F67DB7A2C05A0.png" manifest:media-type="image/png"/>
  <manifest:file-entry manifest:full-path="Pictures/1000111C000035050000350534151CC43FF81AFA.svg" manifest:media-type="image/svg+xml"/>
  <manifest:file-entry manifest:full-path="Pictures/10000201000000320000003212A3AA4A0564A6CF.png" manifest:media-type="image/png"/>
  <manifest:file-entry manifest:full-path="Pictures/10000000000000C4000001661A20310FC282C164.png" manifest:media-type="image/png"/>
  <manifest:file-entry manifest:full-path="Pictures/10000D850000059B0000059BB88F98C2D97D7638.svg" manifest:media-type="image/svg+xml"/>
  <manifest:file-entry manifest:full-path="Pictures/10000201000000E7000001008EBA6C4B13E33354.png" manifest:media-type="image/png"/>
  <manifest:file-entry manifest:full-path="Pictures/1000020100000331000002648517E1A03ECB09D4.png" manifest:media-type="image/png"/>
  <manifest:file-entry manifest:full-path="Pictures/1000202C0000A57800007C20475968D61E60E15A.svg" manifest:media-type="image/svg+xml"/>
  <manifest:file-entry manifest:full-path="Pictures/10000201000000330000003375CAAC269C7C6886.png" manifest:media-type="image/png"/>
  <manifest:file-entry manifest:full-path="Pictures/1000020100000320000001DF466601665F29FF0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ontAwesome" svg:font-family="FontAwesom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fill-color="#729fcf" draw:textarea-vertical-align="middle" draw:color-mode="greyscale" draw:luminance="0%" draw:contrast="0%" draw:gamma="100%" draw:red="-22%" draw:green="50%" draw:blue="-5%" fo:clip="rect(0cm, 0cm, 0cm, 0cm)" draw:image-opacity="100%" style:mirror="none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052cm" fo:min-width="0cm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width="0.035cm" svg:stroke-color="#ce181e" draw:marker-start-width="0.252cm" draw:marker-end-width="0.252cm" svg:stroke-opacity="100%" draw:fill-color="#111111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6" style:family="graphic" style:parent-style-name="standard">
      <style:graphic-properties draw:stroke="none" draw:fill-color="#666666" draw:textarea-horizontal-align="justify" draw:textarea-vertical-align="middle" draw:auto-grow-height="false" fo:min-height="0.458cm" fo:min-width="0.208cm" draw:shadow="hidden"/>
    </style:style>
    <style:style style:name="gr7" style:family="graphic" style:parent-style-name="standard">
      <style:graphic-properties draw:stroke="none" draw:fill-color="#666666" draw:textarea-horizontal-align="justify" draw:textarea-vertical-align="middle" draw:auto-grow-height="false" fo:min-height="0.316cm" fo:min-width="0.061cm" draw:shadow="hidden"/>
    </style:style>
    <style:style style:name="gr8" style:family="graphic" style:parent-style-name="standard">
      <style:graphic-properties draw:stroke="none" svg:stroke-width="0cm" svg:stroke-color="#000000" draw:marker-start-width="0.227cm" draw:marker-end-width="0.227cm" draw:fill-color="#ef413d" draw:textarea-horizontal-align="justify" draw:textarea-vertical-align="middle" draw:auto-grow-height="false" fo:min-height="1.288cm" fo:min-width="0cm" fo:padding-top="0.134cm" fo:padding-bottom="0.134cm" fo:padding-left="0.259cm" fo:padding-right="0.259cm" draw:shadow="hidden"/>
    </style:style>
    <style:style style:name="gr9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0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1" style:family="graphic" style:parent-style-name="standard">
      <style:graphic-properties draw:stroke="none" draw:fill="solid" draw:fill-color="#cccccc" draw:textarea-horizontal-align="justify" draw:textarea-vertical-align="middle" draw:auto-grow-height="false" fo:min-height="0.051cm" fo:min-width="0cm"/>
    </style:style>
    <style:style style:name="gr12" style:family="graphic" style:parent-style-name="standard">
      <style:graphic-properties draw:stroke="none" draw:fill="solid" draw:fill-color="#cccccc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draw:fill="solid" draw:fill-color="#cccccc" draw:textarea-horizontal-align="justify" draw:textarea-vertical-align="middle" draw:auto-grow-height="false" fo:min-height="0.03cm" fo:min-width="0cm"/>
    </style:style>
    <style:style style:name="gr14" style:family="graphic" style:parent-style-name="standard">
      <style:graphic-properties draw:stroke="none" draw:fill="solid" draw:fill-color="#cccccc" draw:textarea-horizontal-align="justify" draw:textarea-vertical-align="middle" draw:auto-grow-height="false" fo:min-height="0.035cm" fo:min-width="0cm"/>
    </style:style>
    <style:style style:name="gr15" style:family="graphic" style:parent-style-name="standard">
      <style:graphic-properties draw:stroke="none" draw:fill="solid" draw:fill-color="#cccccc" draw:textarea-horizontal-align="justify" draw:textarea-vertical-align="middle" draw:auto-grow-height="false" fo:min-height="0.014cm" fo:min-width="0cm"/>
    </style:style>
    <style:style style:name="gr1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051cm" fo:min-width="0cm"/>
    </style:style>
    <style:style style:name="gr1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031cm" fo:min-width="0cm"/>
    </style:style>
    <style:style style:name="gr1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036cm" fo:min-width="0cm"/>
    </style:style>
    <style:style style:name="gr2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014cm" fo:min-width="0cm"/>
    </style:style>
    <style:style style:name="gr21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2" style:family="graphic" style:parent-style-name="standard">
      <style:graphic-properties draw:stroke="none" draw:fill-color="#333333" draw:textarea-horizontal-align="justify" draw:textarea-vertical-align="middle" draw:auto-grow-height="false" fo:min-height="0.458cm" fo:min-width="0.208cm" draw:shadow="hidden"/>
    </style:style>
    <style:style style:name="gr23" style:family="graphic" style:parent-style-name="standard">
      <style:graphic-properties svg:stroke-width="0.028cm" svg:stroke-color="#111111" draw:marker-start-width="0.242cm" draw:marker-end-width="0.242cm" draw:fill-color="#fffbcc" draw:textarea-horizontal-align="justify" draw:textarea-vertical-align="top" draw:auto-grow-height="false" fo:min-height="0.522cm" fo:min-width="2.772cm" fo:padding-top="0.139cm" fo:padding-bottom="0.139cm" fo:padding-left="0.264cm" fo:padding-right="0.264cm"/>
    </style:style>
    <style:style style:name="gr24" style:family="graphic" style:parent-style-name="standard">
      <style:graphic-properties draw:stroke="none" svg:stroke-width="0.028cm" svg:stroke-color="#111111" draw:marker-start-width="0.242cm" draw:marker-end-width="0.242cm" draw:fill="solid" draw:fill-color="#000000" draw:textarea-horizontal-align="justify" draw:textarea-vertical-align="top" draw:auto-grow-height="false" fo:min-height="0.522cm" fo:min-width="2.772cm" fo:padding-top="0.139cm" fo:padding-bottom="0.139cm" fo:padding-left="0.264cm" fo:padding-right="0.264cm" draw:shadow="hidden"/>
    </style:style>
    <style:style style:name="gr25" style:family="graphic" style:parent-style-name="standard">
      <style:graphic-properties svg:stroke-width="0.028cm" svg:stroke-color="#cccccc" draw:marker-start-width="0.242cm" draw:marker-end-width="0.242cm" draw:fill="none" draw:textarea-horizontal-align="justify" draw:textarea-vertical-align="middle" draw:auto-grow-height="false" fo:min-height="5.12cm" fo:min-width="5.771cm" fo:padding-top="0.139cm" fo:padding-bottom="0.139cm" fo:padding-left="0.264cm" fo:padding-right="0.264cm"/>
    </style:style>
    <style:style style:name="gr26" style:family="graphic" style:parent-style-name="standard">
      <style:graphic-properties svg:stroke-width="0.028cm" svg:stroke-color="#808080" draw:marker-start-width="0.242cm" draw:marker-end-width="0.242cm" draw:fill="none" draw:textarea-horizontal-align="justify" draw:textarea-vertical-align="middle" draw:auto-grow-height="false" fo:min-height="3.772cm" fo:min-width="4.422cm" fo:padding-top="0.139cm" fo:padding-bottom="0.139cm" fo:padding-left="0.264cm" fo:padding-right="0.264cm"/>
    </style:style>
    <style:style style:name="gr27" style:family="graphic" style:parent-style-name="standard">
      <style:graphic-properties draw:stroke="none" draw:fill="solid" draw:fill-color="#666666" draw:opacity="25%" draw:textarea-horizontal-align="justify" draw:textarea-vertical-align="middle" draw:auto-grow-height="false" fo:min-height="0cm" fo:min-width="0cm" draw:shadow-opacity="50%"/>
    </style:style>
    <style:style style:name="gr28" style:family="graphic" style:parent-style-name="Object_20_with_20_no_20_fill_20_and_20_no_20_line">
      <style:graphic-properties draw:fill="bitmap" draw:fill-image-name="Bitmap_20_2" style:repeat="stretch" draw:textarea-vertical-align="middle"/>
    </style:style>
    <style:style style:name="gr29" style:family="graphic" style:parent-style-name="standard">
      <style:graphic-properties draw:stroke="none" draw:fill-color="#ffffff" draw:textarea-horizontal-align="justify" draw:textarea-vertical-align="middle" draw:auto-grow-height="false" fo:min-height="0.021cm" fo:min-width="0cm"/>
    </style:style>
    <style:style style:name="gr30" style:family="graphic" style:parent-style-name="objectwithoutfill">
      <style:graphic-properties svg:stroke-width="0.159cm" svg:stroke-color="#579835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31" style:family="graphic" style:parent-style-name="standard">
      <style:graphic-properties draw:stroke="none" draw:fill="solid" draw:fill-color="#cccccc" draw:textarea-horizontal-align="justify" draw:textarea-vertical-align="middle" draw:auto-grow-height="false" fo:min-height="0.031cm" fo:min-width="0cm"/>
    </style:style>
    <style:style style:name="gr32" style:family="graphic" style:parent-style-name="standard">
      <style:graphic-properties draw:stroke="none" draw:fill="solid" draw:fill-color="#cccccc" draw:textarea-horizontal-align="justify" draw:textarea-vertical-align="middle" draw:auto-grow-height="false" fo:min-height="0.036cm" fo:min-width="0cm"/>
    </style:style>
    <style:style style:name="gr33" style:family="graphic" style:parent-style-name="standard">
      <style:graphic-properties draw:stroke="none" draw:fill="solid" draw:fill-color="#cccccc" draw:textarea-horizontal-align="justify" draw:textarea-vertical-align="middle" draw:auto-grow-height="false" fo:min-height="0.015cm" fo:min-width="0cm"/>
    </style:style>
    <style:style style:name="gr3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03cm" fo:min-width="0cm"/>
    </style:style>
    <style:style style:name="gr3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035cm" fo:min-width="0cm"/>
    </style:style>
    <style:style style:name="gr3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015cm" fo:min-width="0cm"/>
    </style:style>
    <style:style style:name="gr37" style:family="graphic" style:parent-style-name="standard">
      <style:graphic-properties draw:stroke="none" draw:fill-color="#00864b" draw:textarea-horizontal-align="justify" draw:textarea-vertical-align="middle" draw:auto-grow-height="false" fo:min-height="0.458cm" fo:min-width="0.208cm" draw:shadow="hidden"/>
    </style:style>
    <style:style style:name="gr38" style:family="graphic" style:parent-style-name="standard">
      <style:graphic-properties draw:stroke="none" draw:stroke-dash="Dashed_20__28_var_29__20_4" svg:stroke-width="0cm" draw:stroke-linejoin="none" svg:stroke-linecap="butt" draw:fill="solid" draw:fill-color="#d75a4a" draw:textarea-horizontal-align="center" draw:textarea-vertical-align="middle"/>
    </style:style>
    <style:style style:name="gr39" style:family="graphic" style:parent-style-name="standard">
      <style:graphic-properties draw:stroke="none" draw:stroke-dash="Dashed_20__28_var_29__20_4" svg:stroke-width="0cm" draw:stroke-linejoin="none" svg:stroke-linecap="butt" draw:fill="solid" draw:fill-color="#ed8a19" draw:textarea-horizontal-align="center" draw:textarea-vertical-align="middle"/>
    </style:style>
    <style:style style:name="gr40" style:family="graphic" style:parent-style-name="standard">
      <style:graphic-properties draw:stroke="none" draw:stroke-dash="Dashed_20__28_var_29__20_4" svg:stroke-width="0cm" draw:stroke-linejoin="none" svg:stroke-linecap="butt" draw:fill="solid" draw:fill-color="#c7cac7" draw:textarea-horizontal-align="center" draw:textarea-vertical-align="middle"/>
    </style:style>
    <style:style style:name="gr41" style:family="graphic" style:parent-style-name="standard">
      <style:graphic-properties draw:stroke="none" draw:stroke-dash="Dashed_20__28_var_29__20_4" svg:stroke-width="0cm" draw:stroke-linejoin="none" svg:stroke-linecap="butt" draw:fill="solid" draw:fill-color="#fbce9d" draw:textarea-horizontal-align="center" draw:textarea-vertical-align="middle"/>
    </style:style>
    <style:style style:name="gr42" style:family="graphic" style:parent-style-name="standard">
      <style:graphic-properties draw:stroke="none" draw:stroke-dash="Dashed_20__28_var_29__20_4" svg:stroke-width="0cm" draw:stroke-linejoin="none" svg:stroke-linecap="butt" draw:fill="solid" draw:fill-color="#38454f" draw:textarea-horizontal-align="center" draw:textarea-vertical-align="middle"/>
    </style:style>
    <style:style style:name="gr43" style:family="graphic" style:parent-style-name="standard">
      <style:graphic-properties draw:stroke="none" draw:stroke-dash="Dashed_20__28_var_29__20_4" svg:stroke-width="0cm" draw:stroke-linejoin="none" svg:stroke-linecap="butt" draw:fill="solid" draw:fill-color="#f2ecbf" draw:textarea-horizontal-align="center" draw:textarea-vertical-align="middle"/>
    </style:style>
    <style:style style:name="gr44" style:family="graphic" style:parent-style-name="standard">
      <style:graphic-properties draw:stroke="none" draw:stroke-dash="Dashed_20__28_var_29__20_4" svg:stroke-width="0cm" draw:stroke-linejoin="none" svg:stroke-linecap="butt" draw:fill="solid" draw:fill-color="#ebba16" draw:textarea-horizontal-align="center" draw:textarea-vertical-align="middle"/>
    </style:style>
    <style:style style:name="gr45" style:family="graphic" style:parent-style-name="objectwithoutfill">
      <style:graphic-properties draw:stroke="dash" draw:stroke-dash="Ultrafine_20_Dashed" svg:stroke-color="#999999" draw:fill="none" draw:textarea-vertical-align="middle"/>
    </style:style>
    <style:style style:name="gr46" style:family="graphic" style:parent-style-name="standard">
      <style:graphic-properties draw:stroke="dash" draw:stroke-dash="Ultrafine_20_Dashed" svg:stroke-color="#999999" draw:textarea-vertical-align="middl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2.457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2.5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.179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9cm" fo:min-width="0cm"/>
    </style:style>
    <style:style style:name="gr51" style:family="graphic" style:parent-style-name="Object_20_with_20_no_20_fill_20_and_20_no_20_line">
      <style:graphic-properties draw:fill="bitmap" draw:fill-image-name="Bitmap_20_3" style:repeat="stretch" draw:textarea-vertical-align="middle"/>
    </style:style>
    <style:style style:name="gr52" style:family="graphic" style:parent-style-name="standard">
      <style:graphic-properties draw:stroke="dash" draw:stroke-dash="Ultrafine_20_Dashed" svg:stroke-color="#b2b2b2" draw:textarea-vertical-align="middl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49cm" fo:min-width="0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5" style:family="graphic" style:parent-style-name="standard">
      <style:graphic-properties draw:stroke="none" svg:stroke-color="#000000" draw:fill="solid" draw:fill-color="#666666" draw:textarea-horizontal-align="left" draw:textarea-vertical-align="middle" draw:auto-grow-height="true" draw:auto-grow-width="false" fo:min-height="0.37cm" fo:min-width="0cm" draw:shadow="hidden"/>
    </style:style>
    <style:style style:name="gr56" style:family="graphic" style:parent-style-name="standard">
      <style:graphic-properties draw:stroke="solid" svg:stroke-color="#faa61a" draw:fill="none" draw:fill-color="#ffffff" draw:textarea-horizontal-align="left" draw:auto-grow-height="true" draw:auto-grow-width="false" fo:min-height="6.25cm" fo:min-width="0cm"/>
    </style:style>
    <style:style style:name="gr57" style:family="graphic" style:parent-style-name="standard">
      <style:graphic-properties draw:stroke="none" draw:fill="none" fo:min-height="0.43cm"/>
    </style:style>
    <style:style style:name="gr58" style:family="graphic" style:parent-style-name="standard">
      <style:graphic-properties draw:stroke="dash" draw:stroke-dash="Ultrafine_20_Dashed" svg:stroke-color="#faa61a" draw:textarea-vertical-align="middle"/>
    </style:style>
    <style:style style:name="gr59" style:family="graphic" style:parent-style-name="standard">
      <style:graphic-properties draw:stroke="none" draw:stroke-dash="Dashed_20__28_var_29__20_4" svg:stroke-width="0cm" draw:stroke-linejoin="none" svg:stroke-linecap="butt" draw:fill="solid" draw:fill-color="#424a60" draw:textarea-horizontal-align="center" draw:textarea-vertical-align="middle"/>
    </style:style>
    <style:style style:name="gr60" style:family="graphic" style:parent-style-name="standard">
      <style:graphic-properties draw:stroke="none" draw:stroke-dash="Dashed_20__28_var_29__20_4" svg:stroke-width="0cm" draw:stroke-linejoin="none" svg:stroke-linecap="butt" draw:fill="solid" draw:fill-color="#e7eced" draw:textarea-horizontal-align="center" draw:textarea-vertical-align="middle"/>
    </style:style>
    <style:style style:name="gr61" style:family="graphic" style:parent-style-name="standard">
      <style:graphic-properties draw:stroke="none" draw:stroke-dash="Dashed_20__28_var_29__20_4" svg:stroke-width="0cm" draw:stroke-linejoin="none" svg:stroke-linecap="butt" draw:fill="solid" draw:fill-color="#262b35" draw:textarea-horizontal-align="center" draw:textarea-vertical-align="middle"/>
    </style:style>
    <style:style style:name="gr62" style:family="graphic" style:parent-style-name="standard">
      <style:graphic-properties draw:stroke="none" draw:stroke-dash="Dashed_20__28_var_29__20_4" svg:stroke-width="0cm" draw:stroke-linejoin="none" svg:stroke-linecap="butt" draw:fill="solid" draw:fill-color="#3083c9" draw:textarea-horizontal-align="center" draw:textarea-vertical-align="middle"/>
    </style:style>
    <style:style style:name="gr63" style:family="graphic" style:parent-style-name="standard">
      <style:graphic-properties draw:stroke="none" draw:stroke-dash="Dashed_20__28_var_29__20_4" svg:stroke-width="0cm" draw:stroke-linejoin="none" svg:stroke-linecap="butt" draw:fill="solid" draw:fill-color="#88c057" draw:textarea-horizontal-align="center" draw:textarea-vertical-align="middle"/>
    </style:style>
    <style:style style:name="gr64" style:family="graphic" style:parent-style-name="standard">
      <style:graphic-properties draw:stroke="none" draw:stroke-dash="Dashed_20__28_var_29__20_4" svg:stroke-width="0cm" draw:stroke-linejoin="none" svg:stroke-linecap="butt" draw:fill="solid" draw:fill-color="#dc691d" draw:textarea-horizontal-align="center" draw:textarea-vertical-align="middle"/>
    </style:style>
    <style:style style:name="gr65" style:family="graphic" style:parent-style-name="standard">
      <style:graphic-properties draw:stroke="none" draw:stroke-dash="Dashed_20__28_var_29__20_4" svg:stroke-width="0cm" draw:stroke-linejoin="none" svg:stroke-linecap="butt" draw:fill="solid" draw:fill-color="#7383bf" draw:textarea-horizontal-align="center" draw:textarea-vertical-align="middle"/>
    </style:style>
    <style:style style:name="gr66" style:family="graphic" style:parent-style-name="standard">
      <style:graphic-properties draw:stroke="none" draw:stroke-dash="Dashed_20__28_var_29__20_4" svg:stroke-width="0cm" draw:stroke-linejoin="none" svg:stroke-linecap="butt" draw:fill="solid" draw:fill-color="#dd352e" draw:textarea-horizontal-align="center" draw:textarea-vertical-align="middle"/>
    </style:style>
    <style:style style:name="gr67" style:family="graphic" style:parent-style-name="standard">
      <style:graphic-properties draw:stroke="none" draw:stroke-dash="Dashed_20__28_var_29__20_4" svg:stroke-width="0cm" draw:stroke-linejoin="none" svg:stroke-linecap="butt" draw:fill="solid" draw:fill-color="#a485be" draw:textarea-horizontal-align="center" draw:textarea-vertical-align="middle"/>
    </style:style>
    <style:style style:name="gr68" style:family="graphic" style:parent-style-name="standard">
      <style:graphic-properties draw:stroke="none" draw:stroke-dash="Dashed_20__28_var_29__20_4" svg:stroke-width="0cm" draw:stroke-linejoin="none" svg:stroke-linecap="butt" draw:fill="solid" draw:fill-color="#ea6248" draw:textarea-horizontal-align="center" draw:textarea-vertical-align="middle"/>
    </style:style>
    <style:style style:name="gr69" style:family="graphic" style:parent-style-name="standard">
      <style:graphic-properties draw:stroke="none" draw:stroke-dash="Dashed_20__28_var_29__20_4" svg:stroke-width="0cm" draw:stroke-linejoin="none" svg:stroke-linecap="butt" draw:fill="solid" draw:fill-color="#25ae88" draw:textarea-horizontal-align="center" draw:textarea-vertical-align="middle"/>
    </style:style>
    <style:style style:name="gr70" style:family="graphic" style:parent-style-name="standard">
      <style:graphic-properties svg:stroke-width="0.282cm" svg:stroke-color="#cf3834" draw:marker-start-width="0.621cm" draw:marker-end-width="0.621cm" draw:fill="none" draw:textarea-horizontal-align="justify" draw:textarea-vertical-align="middle" draw:auto-grow-height="false" fo:min-height="1.236cm" fo:min-width="0.986cm" fo:padding-top="0.264cm" fo:padding-bottom="0.264cm" fo:padding-left="0.389cm" fo:padding-right="0.389cm" draw:shadow="hidden"/>
    </style:style>
    <style:style style:name="gr71" style:family="graphic" style:parent-style-name="objectwithoutfill">
      <style:graphic-properties svg:stroke-width="0.282cm" svg:stroke-color="#cf3834" draw:marker-start-width="0.621cm" draw:marker-end-width="0.621cm" draw:fill="none" draw:textarea-vertical-align="middle" fo:padding-top="0.264cm" fo:padding-bottom="0.264cm" fo:padding-left="0.389cm" fo:padding-right="0.389cm"/>
    </style:style>
    <style:style style:name="gr7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73" style:family="graphic" style:parent-style-name="standard" style:list-style-name="L1">
      <style:graphic-properties draw:stroke="solid" svg:stroke-width="0.035cm" svg:stroke-color="#729fcf" draw:marker-start-width="0.252cm" draw:marker-end-width="0.252cm" draw:fill="none" draw:fill-color="#ffffff" draw:textarea-horizontal-align="left" draw:auto-grow-height="true" draw:auto-grow-width="true" fo:min-height="6.568cm" fo:min-width="3.889cm" fo:padding-top="0.142cm" fo:padding-bottom="0.142cm" fo:padding-left="0.267cm" fo:padding-right="0.267cm"/>
    </style:style>
    <style:style style:name="gr74" style:family="graphic" style:parent-style-name="standard" style:list-style-name="L1">
      <style:graphic-properties draw:stroke="solid" svg:stroke-width="0.035cm" svg:stroke-color="#729fcf" draw:marker-start-width="0.252cm" draw:marker-end-width="0.252cm" draw:fill="none" draw:fill-color="#ffffff" draw:textarea-horizontal-align="left" draw:auto-grow-height="true" draw:auto-grow-width="false" fo:min-height="6.568cm" fo:min-width="3.462cm" fo:padding-top="0.142cm" fo:padding-bottom="0.142cm" fo:padding-left="0.267cm" fo:padding-right="0.267cm"/>
    </style:style>
    <style:style style:name="gr75" style:family="graphic" style:parent-style-name="standard" style:list-style-name="L1">
      <style:graphic-properties draw:stroke="solid" svg:stroke-width="0.035cm" svg:stroke-color="#729fcf" draw:marker-start-width="0.252cm" draw:marker-end-width="0.252cm" draw:fill="none" draw:fill-color="#ffffff" draw:textarea-horizontal-align="left" draw:auto-grow-height="true" draw:auto-grow-width="true" fo:min-height="4.777cm" fo:min-width="3.271cm" fo:padding-top="0.142cm" fo:padding-bottom="0.142cm" fo:padding-left="0.267cm" fo:padding-right="0.267cm"/>
    </style:style>
    <style:style style:name="gr76" style:family="graphic" style:parent-style-name="standard" style:list-style-name="L1">
      <style:graphic-properties draw:stroke="solid" svg:stroke-width="0.035cm" svg:stroke-color="#729fcf" draw:marker-start-width="0.252cm" draw:marker-end-width="0.252cm" draw:fill="none" draw:fill-color="#ffffff" draw:textarea-horizontal-align="left" draw:auto-grow-height="true" draw:auto-grow-width="true" fo:min-height="2.986cm" fo:min-width="1.993cm" fo:padding-top="0.142cm" fo:padding-bottom="0.142cm" fo:padding-left="0.267cm" fo:padding-right="0.267cm"/>
    </style:style>
    <style:style style:name="gr77" style:family="graphic" style:parent-style-name="standard" style:list-style-name="L1">
      <style:graphic-properties draw:stroke="solid" svg:stroke-width="0.035cm" svg:stroke-color="#729fcf" draw:marker-start-width="0.252cm" draw:marker-end-width="0.252cm" draw:fill="none" draw:fill-color="#ffffff" draw:textarea-horizontal-align="left" draw:auto-grow-height="true" draw:auto-grow-width="false" fo:min-height="3.583cm" fo:min-width="3.246cm" fo:padding-top="0.142cm" fo:padding-bottom="0.142cm" fo:padding-left="0.267cm" fo:padding-right="0.267cm"/>
    </style:style>
    <style:style style:name="gr78" style:family="graphic" style:parent-style-name="standard" style:list-style-name="L1">
      <style:graphic-properties draw:stroke="solid" svg:stroke-width="0.081cm" svg:stroke-color="#729fcf" draw:marker-start-width="0.321cm" draw:marker-end-width="0.321cm" draw:fill="none" draw:fill-color="#ffffff" draw:textarea-horizontal-align="left" draw:auto-grow-height="true" draw:auto-grow-width="false" fo:min-height="4.18cm" fo:min-width="2.657cm" fo:padding-top="0.165cm" fo:padding-bottom="0.165cm" fo:padding-left="0.29cm" fo:padding-right="0.29cm"/>
    </style:style>
    <style:style style:name="gr79" style:family="graphic" style:parent-style-name="standard" style:list-style-name="L1">
      <style:graphic-properties draw:stroke="solid" svg:stroke-width="0.035cm" svg:stroke-color="#dc85e9" draw:marker-start-width="0.252cm" draw:marker-end-width="0.252cm" draw:fill="none" draw:fill-color="#ffffff" draw:textarea-horizontal-align="left" draw:auto-grow-height="true" draw:auto-grow-width="false" fo:min-height="6.599cm" fo:min-width="0cm" fo:padding-top="0.142cm" fo:padding-bottom="0.142cm" fo:padding-left="0.267cm" fo:padding-right="0.267cm"/>
    </style:style>
    <style:style style:name="gr80" style:family="graphic" style:parent-style-name="objectwithoutfill">
      <style:graphic-properties svg:stroke-color="#0369a3" draw:fill="none" draw:textarea-vertical-align="middle"/>
    </style:style>
    <style:style style:name="gr81" style:family="graphic" style:parent-style-name="objectwithoutfill">
      <style:graphic-properties svg:stroke-color="#d36118" draw:fill="none" draw:textarea-vertical-align="middle"/>
    </style:style>
    <style:style style:name="gr82" style:family="graphic" style:parent-style-name="objectwithoutfill">
      <style:graphic-properties svg:stroke-color="#ffd74c" draw:fill="none" draw:textarea-vertical-align="middle"/>
    </style:style>
    <style:style style:name="gr83" style:family="graphic" style:parent-style-name="objectwithoutfill">
      <style:graphic-properties svg:stroke-color="#43c330" draw:fill="none" draw:textarea-vertical-align="middle"/>
    </style:style>
    <style:style style:name="gr84" style:family="graphic" style:parent-style-name="standard">
      <style:graphic-properties svg:stroke-color="#dc85e9" draw:textarea-vertical-align="middle"/>
    </style:style>
    <style:style style:name="gr85" style:family="graphic" style:parent-style-name="standard">
      <style:graphic-properties svg:stroke-color="#876900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729fcf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111111"/>
      <style:paragraph-properties fo:text-align="center"/>
    </style:style>
    <style:style style:name="P5" style:family="paragraph">
      <loext:graphic-properties draw:fill-color="#666666"/>
      <style:paragraph-properties fo:text-align="center"/>
    </style:style>
    <style:style style:name="P6" style:family="paragraph">
      <loext:graphic-properties draw:fill-color="#ef413d"/>
      <style:paragraph-properties fo:text-align="center"/>
    </style:style>
    <style:style style:name="P7" style:family="paragraph">
      <loext:graphic-properties draw:fill="solid" draw:fill-color="#cccccc"/>
      <style:paragraph-properties fo:text-align="center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-color="#333333"/>
      <style:paragraph-properties fo:text-align="center"/>
    </style:style>
    <style:style style:name="P10" style:family="paragraph">
      <loext:graphic-properties draw:fill-color="#fffbcc"/>
      <style:paragraph-properties fo:margin-top="0cm" fo:margin-bottom="0cm" fo:text-align="center"/>
      <style:text-properties fo:font-weight="bold" style:font-weight-asian="bold" style:font-weight-complex="bold"/>
    </style:style>
    <style:style style:name="P11" style:family="paragraph">
      <loext:graphic-properties draw:fill="solid" draw:fill-color="#000000"/>
      <style:paragraph-properties fo:margin-top="0cm" fo:margin-bottom="0cm" fo:text-align="center"/>
      <style:text-properties fo:font-weight="bold" style:font-weight-asian="bold" style:font-weight-complex="bold"/>
    </style:style>
    <style:style style:name="P12" style:family="paragraph">
      <loext:graphic-properties draw:fill="solid" draw:fill-color="#666666" draw:opacity="25%"/>
      <style:paragraph-properties fo:text-align="center"/>
    </style:style>
    <style:style style:name="P13" style:family="paragraph">
      <loext:graphic-properties draw:fill="bitmap" draw:fill-image-name="Bitmap_20_2" style:repeat="stretch"/>
      <style:paragraph-properties fo:text-align="center"/>
    </style:style>
    <style:style style:name="P14" style:family="paragraph">
      <loext:graphic-properties draw:fill-color="#00864b"/>
      <style:paragraph-properties fo:text-align="center"/>
    </style:style>
    <style:style style:name="P15" style:family="paragraph">
      <loext:graphic-properties draw:fill="solid" draw:fill-color="#d75a4a"/>
      <style:paragraph-properties fo:text-align="center"/>
    </style:style>
    <style:style style:name="P16" style:family="paragraph">
      <loext:graphic-properties draw:fill="solid" draw:fill-color="#ed8a19"/>
      <style:paragraph-properties fo:text-align="center"/>
    </style:style>
    <style:style style:name="P17" style:family="paragraph">
      <loext:graphic-properties draw:fill="solid" draw:fill-color="#c7cac7"/>
      <style:paragraph-properties fo:text-align="center"/>
    </style:style>
    <style:style style:name="P18" style:family="paragraph">
      <loext:graphic-properties draw:fill="solid" draw:fill-color="#fbce9d"/>
      <style:paragraph-properties fo:text-align="center"/>
    </style:style>
    <style:style style:name="P19" style:family="paragraph">
      <loext:graphic-properties draw:fill="solid" draw:fill-color="#38454f"/>
      <style:paragraph-properties fo:text-align="center"/>
    </style:style>
    <style:style style:name="P20" style:family="paragraph">
      <loext:graphic-properties draw:fill="solid" draw:fill-color="#f2ecbf"/>
      <style:paragraph-properties fo:text-align="center"/>
    </style:style>
    <style:style style:name="P21" style:family="paragraph">
      <loext:graphic-properties draw:fill="solid" draw:fill-color="#ebba16"/>
      <style:paragraph-properties fo:text-align="center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  <style:text-properties fo:color="#666666" fo:font-size="12pt" fo:font-weight="bold"/>
    </style:style>
    <style:style style:name="P24" style:family="paragraph">
      <loext:graphic-properties draw:fill="none" draw:fill-color="#ffffff"/>
      <style:text-properties fo:color="#666666" fo:font-size="10.5pt" fo:font-weight="normal" style:font-size-asian="10.5pt" style:font-weight-asian="normal" style:font-size-complex="10.5pt" style:font-weight-complex="normal"/>
    </style:style>
    <style:style style:name="P25" style:family="paragraph">
      <loext:graphic-properties draw:fill="bitmap" draw:fill-image-name="Bitmap_20_3" style:repeat="stretch"/>
      <style:paragraph-properties fo:text-align="center"/>
    </style:style>
    <style:style style:name="P26" style:family="paragraph">
      <loext:graphic-properties draw:fill="none" draw:fill-color="#ffffff"/>
    </style:style>
    <style:style style:name="P27" style:family="paragraph">
      <loext:graphic-properties draw:fill="solid" draw:fill-color="#666666"/>
      <style:paragraph-properties fo:text-align="center"/>
      <style:text-properties fo:color="#666666" fo:font-size="10.5pt" fo:font-weight="normal" style:font-size-asian="10.5pt" style:font-weight-asian="normal" style:font-size-complex="10.5pt" style:font-weight-complex="normal"/>
    </style:style>
    <style:style style:name="P28" style:family="paragraph">
      <style:paragraph-properties fo:line-height="150%"/>
    </style:style>
    <style:style style:name="P29" style:family="paragraph">
      <loext:graphic-properties draw:fill="none" draw:fill-color="#ffffff"/>
      <style:paragraph-properties fo:line-height="150%"/>
      <style:text-properties fo:color="#666666" fo:font-size="10.5pt" fo:font-weight="normal" style:font-size-asian="10.5pt" style:font-weight-asian="normal" style:font-size-complex="10.5pt" style:font-weight-complex="normal"/>
    </style:style>
    <style:style style:name="P30" style:family="paragraph">
      <style:text-properties fo:color="#666666" fo:font-size="10pt" style:font-size-asian="10pt" style:font-size-complex="10pt"/>
    </style:style>
    <style:style style:name="P31" style:family="paragraph">
      <loext:graphic-properties draw:fill="none"/>
      <style:text-properties fo:color="#666666" fo:font-size="10pt" style:font-size-asian="10pt" style:font-size-complex="10pt"/>
    </style:style>
    <style:style style:name="P32" style:family="paragraph">
      <loext:graphic-properties draw:fill="solid" draw:fill-color="#424a60"/>
      <style:paragraph-properties fo:text-align="center"/>
    </style:style>
    <style:style style:name="P33" style:family="paragraph">
      <loext:graphic-properties draw:fill="solid" draw:fill-color="#e7eced"/>
      <style:paragraph-properties fo:text-align="center"/>
    </style:style>
    <style:style style:name="P34" style:family="paragraph">
      <loext:graphic-properties draw:fill="solid" draw:fill-color="#262b35"/>
      <style:paragraph-properties fo:text-align="center"/>
    </style:style>
    <style:style style:name="P35" style:family="paragraph">
      <loext:graphic-properties draw:fill="solid" draw:fill-color="#3083c9"/>
      <style:paragraph-properties fo:text-align="center"/>
    </style:style>
    <style:style style:name="P36" style:family="paragraph">
      <loext:graphic-properties draw:fill="solid" draw:fill-color="#88c057"/>
      <style:paragraph-properties fo:text-align="center"/>
    </style:style>
    <style:style style:name="P37" style:family="paragraph">
      <loext:graphic-properties draw:fill="solid" draw:fill-color="#dc691d"/>
      <style:paragraph-properties fo:text-align="center"/>
    </style:style>
    <style:style style:name="P38" style:family="paragraph">
      <loext:graphic-properties draw:fill="solid" draw:fill-color="#7383bf"/>
      <style:paragraph-properties fo:text-align="center"/>
    </style:style>
    <style:style style:name="P39" style:family="paragraph">
      <loext:graphic-properties draw:fill="solid" draw:fill-color="#dd352e"/>
      <style:paragraph-properties fo:text-align="center"/>
    </style:style>
    <style:style style:name="P40" style:family="paragraph">
      <loext:graphic-properties draw:fill="solid" draw:fill-color="#a485be"/>
      <style:paragraph-properties fo:text-align="center"/>
    </style:style>
    <style:style style:name="P41" style:family="paragraph">
      <loext:graphic-properties draw:fill="solid" draw:fill-color="#ea6248"/>
      <style:paragraph-properties fo:text-align="center"/>
    </style:style>
    <style:style style:name="P42" style:family="paragraph">
      <loext:graphic-properties draw:fill="solid" draw:fill-color="#25ae88"/>
      <style:paragraph-properties fo:text-align="center"/>
    </style:style>
    <style:style style:name="P43" style:family="paragraph">
      <style:paragraph-properties fo:margin-left="0cm" fo:margin-right="0cm" fo:margin-top="0cm" fo:margin-bottom="0cm" fo:line-height="150%" fo:text-align="start" fo:text-indent="0cm"/>
      <style:text-properties fo:font-size="12pt"/>
    </style:style>
    <style:style style:name="P44" style:family="paragraph">
      <style:paragraph-properties fo:margin-left="0.2cm" fo:margin-right="0cm" fo:margin-top="0cm" fo:margin-bottom="0cm" fo:line-height="150%" fo:text-align="start" fo:text-indent="0cm"/>
      <style:text-properties fo:font-size="12pt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/>
      <style:text-properties fo:font-size="12pt"/>
    </style:style>
    <style:style style:name="T1" style:family="text">
      <style:text-properties fo:color="#666666" fo:font-size="12pt" fo:font-weight="bold"/>
    </style:style>
    <style:style style:name="T2" style:family="text">
      <style:text-properties fo:color="#666666" style:font-name="FontAwesome" fo:font-size="10.5pt" fo:font-weight="normal" style:font-name-asian="FontAwesome" style:font-size-asian="10.5pt" style:font-weight-asian="normal" style:font-name-complex="FontAwesome" style:font-size-complex="10.5pt" style:font-weight-complex="normal"/>
    </style:style>
    <style:style style:name="T3" style:family="text">
      <style:text-properties fo:color="#666666" fo:font-size="10.5pt" fo:font-weight="normal" style:font-size-asian="10.5pt" style:font-weight-asian="normal" style:font-size-complex="10.5pt" style:font-weight-complex="normal"/>
    </style:style>
    <style:style style:name="T4" style:family="text">
      <style:text-properties style:font-name="FontAwesome" style:font-name-asian="FontAwesome" style:font-name-complex="FontAwesome"/>
    </style:style>
    <style:style style:name="T5" style:family="text">
      <style:text-properties fo:font-variant="normal" fo:text-transform="none" fo:color="#666666" style:text-outline="false" style:text-line-through-style="none" style:text-line-through-type="none" style:font-name="FontAwesome" fo:font-size="12pt" fo:font-style="normal" fo:text-shadow="none" style:text-underline-style="none" fo:font-weight="bold" style:letter-kerning="true" style:font-name-asian="FontAwesome" style:font-size-asian="10.5pt" style:font-style-asian="normal" style:font-weight-asian="normal" style:font-name-complex="FontAwesome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808080" style:text-outline="false" style:text-line-through-style="none" style:text-line-through-type="none" style:font-name="FontAwesome" fo:font-size="12pt" fo:font-style="normal" fo:text-shadow="none" style:text-underline-style="none" fo:font-weight="normal" style:letter-kerning="true" style:font-name-asian="FontAwesome" style:font-size-asian="10.5pt" style:font-style-asian="normal" style:font-weight-asian="normal" style:font-name-complex="FontAwesome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808080" style:text-outline="false" style:text-line-through-style="none" style:text-line-through-type="none" style:font-name="FontAwesome" fo:font-size="10.5pt" fo:font-style="normal" fo:text-shadow="none" style:text-underline-style="none" fo:font-weight="normal" style:letter-kerning="true" style:font-name-asian="FontAwesome" style:font-size-asian="10.5pt" style:font-style-asian="normal" style:font-weight-asian="normal" style:font-name-complex="FontAwesome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808080" style:font-name="FontAwesome" fo:font-size="10.5pt" fo:font-weight="normal" style:font-name-asian="FontAwesome" style:font-size-asian="10.5pt" style:font-weight-asian="normal" style:font-name-complex="FontAwesome" style:font-size-complex="10.5pt" style:font-weight-complex="normal"/>
    </style:style>
    <style:style style:name="T9" style:family="text">
      <style:text-properties fo:font-variant="normal" fo:text-transform="none" fo:color="#666666" style:text-outline="false" style:text-line-through-style="none" style:text-line-through-type="none" style:font-name="FontAwesome" fo:font-size="10pt" fo:font-style="normal" fo:text-shadow="none" style:text-underline-style="none" fo:font-weight="normal" style:letter-kerning="true" style:font-name-asian="FontAwesome" style:font-size-asian="10pt" style:font-style-asian="normal" style:font-weight-asian="normal" style:font-name-complex="FontAwesome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666666" style:font-name="FontAwesome" fo:font-size="10pt" style:font-name-asian="FontAwesome" style:font-size-asian="10pt" style:font-name-complex="FontAwesome" style:font-size-complex="10pt"/>
    </style:style>
    <style:style style:name="T11" style:family="text">
      <style:text-properties fo:font-size="12pt" fo:font-weight="bold" style:font-weight-asian="bold" style:font-weight-complex="bold"/>
    </style:style>
    <style:style style:name="T12" style:family="text">
      <style:text-properties fo:color="#d36118" fo:font-size="12pt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color="#ffd74c" fo:font-size="12pt" fo:font-style="italic" style:font-style-asian="italic" style:font-style-complex="italic"/>
    </style:style>
    <style:style style:name="T14" style:family="text">
      <style:text-properties fo:color="#876900" fo:font-size="12pt" fo:font-style="italic" style:font-style-asian="italic" style:font-style-complex="italic"/>
    </style:style>
    <style:style style:name="T15" style:family="text">
      <style:text-properties fo:font-size="12pt"/>
    </style:style>
    <style:style style:name="T16" style:family="text">
      <style:text-properties fo:font-size="12pt" fo:font-style="italic" style:font-style-asian="italic" style:font-style-complex="italic"/>
    </style:style>
    <style:style style:name="T17" style:family="text">
      <style:text-properties fo:color="#43c330" fo:font-size="12pt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color="#0369a3" fo:font-size="12pt" fo:font-style="italic" style:font-style-asian="italic" style:font-style-complex="italic"/>
    </style:style>
    <style:style style:name="T19" style:family="text">
      <style:text-properties fo:color="#c254d2" fo:font-size="12pt"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color="#0369a3" fo:font-size="12pt"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color="#dc85e9" fo:font-size="12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976cm" svg:height="1.082cm" svg:x="12.7cm" svg:y="-2.082cm">
          <draw:image xlink:href="Pictures/10000201000000E7000001008EBA6C4B13E33354.png" xlink:type="simple" xlink:show="embed" xlink:actuate="onLoad">
            <text:p/>
          </draw:image>
        </draw:frame>
        <draw:g>
          <draw:frame draw:name="259133e9e2938bd3f652aa99dbdb8f02_water-drop-splash-clipart-clipart-panda-free-clipart-images-splash-water-clipart_1600-1200.svg" draw:style-name="gr2" draw:text-style-name="P2" draw:layer="layout" svg:width="3.815cm" svg:height="2.861cm" svg:x="24.285cm" svg:y="2.525cm">
            <draw:image xlink:href="Pictures/1000202C0000A57800007C20475968D61E60E15A.svg" xlink:type="simple" xlink:show="embed" xlink:actuate="onLoad">
              <text:p/>
            </draw:image>
            <draw:image xlink:href="Pictures/1000020100000331000002648517E1A03ECB09D4.png" xlink:type="simple" xlink:show="embed" xlink:actuate="onLoad"/>
            <svg:title>Blue Splat - high res</svg:title>
          </draw:frame>
          <draw:frame draw:style-name="gr1" draw:text-style-name="P1" draw:layer="layout" svg:width="2.183cm" svg:height="2.421cm" svg:x="25.254cm" svg:y="1.9cm">
            <draw:image xlink:href="Pictures/10000201000000E7000001008EBA6C4B13E33354.png" xlink:type="simple" xlink:show="embed" xlink:actuate="onLoad">
              <text:p/>
            </draw:image>
          </draw:frame>
          <draw:custom-shape draw:style-name="gr3" draw:text-style-name="P3" draw:layer="layout" svg:width="0.426cm" svg:height="0.426cm" svg:x="26.102cm" svg:y="2.2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295cm" svg:height="0.301cm" svg:x="26.562cm" svg:y="2.4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layout" svg:width="0.086cm" svg:height="0.086cm" svg:x="26.574cm" svg:y="2.5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layout" svg:width="0.128cm" svg:height="0.128cm" svg:x="26.319cm" svg:y="2.4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" draw:text-style-name="P5" draw:layer="layout" svg:width="0.425cm" svg:height="0.425cm" svg:x="26.102cm" svg:y="2.28cm" svg:viewBox="0 0 426 426" svg:d="M7 264l401 38c-33 74-106 124-195 124-121 0-213-92-213-213s92-213 213-213c115 0 205 85 213 199z">
            <text:p/>
          </draw:path>
          <draw:path draw:style-name="gr7" draw:text-style-name="P5" draw:layer="layout" svg:width="0.337cm" svg:height="0.34cm" svg:x="26.535cm" svg:y="2.369cm" svg:viewBox="0 0 338 341" svg:d="M301 279c-31 38-78 62-132 62-80 0-144-51-163-124zM3 204c-2-11-3-22-3-34 0-96 73-170 169-170s169 74 169 170c0 20-3 38-9 55z">
            <text:p/>
          </draw:path>
          <draw:g>
            <draw:path draw:style-name="gr8" draw:text-style-name="P6" draw:layer="layout" svg:width="0.176cm" svg:height="0.425cm" draw:transform="skewX (-0.0808087443673375) rotate (0.161966554585074) translate (26.6187967994492cm 2.77045333034657cm)" svg:viewBox="0 0 177 426" svg:d="M0 0c15 116 36 216 57 291 6 21 12 39 18 55 6 17 12 31 18 43 3 5 6 11 9 15 3 5 6 8 9 11 4 4 7 6 10 8 2 1 3 2 5 2 2 1 4 1 6 1h1c2 0 5-1 7-2s4-2 5-4c4-2 7-6 9-11 3-4 5-10 7-17 2-6 4-14 6-22 3-16 6-36 7-60 2-23 3-49 3-77 0-66-4-146-13-233z">
              <text:p/>
            </draw:path>
            <draw:line draw:style-name="gr9" draw:text-style-name="P1" draw:layer="layout" svg:x1="26.714cm" svg:y1="2.755cm" svg:x2="26.853cm" svg:y2="3.164cm">
              <text:p/>
            </draw:line>
          </draw:g>
        </draw:g>
        <draw:g xml:id="id3" draw:id="id3">
          <draw:g>
            <draw:frame draw:style-name="gr1" draw:text-style-name="P1" draw:layer="layout" svg:width="2.183cm" svg:height="2.422cm" svg:x="20.9cm" svg:y="1.878cm">
              <draw:image xlink:href="Pictures/10000201000000E7000001008EBA6C4B13E33354.png" xlink:type="simple" xlink:show="embed" xlink:actuate="onLoad">
                <text:p/>
              </draw:image>
            </draw:frame>
            <draw:custom-shape draw:style-name="gr3" draw:text-style-name="P3" draw:layer="layout" svg:width="0.427cm" svg:height="0.426cm" svg:x="21.747cm" svg:y="2.25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layout" svg:width="0.295cm" svg:height="0.3cm" svg:x="22.208cm" svg:y="2.38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4" draw:layer="layout" svg:width="0.086cm" svg:height="0.085cm" svg:x="22.22cm" svg:y="2.5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4" draw:layer="layout" svg:width="0.128cm" svg:height="0.127cm" svg:x="22.007cm" svg:y="2.43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1" draw:layer="layout" svg:x1="22.159cm" svg:y1="2.475cm" svg:x2="22.415cm" svg:y2="2.347cm">
              <text:p/>
            </draw:line>
            <draw:g>
              <draw:custom-shape draw:style-name="gr11" draw:text-style-name="P7" draw:layer="layout" svg:width="0.122cm" svg:height="0.301cm" draw:transform="rotate (-0.257436064669164) translate (22.317cm 2.738cm)">
                <text:p/>
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12" draw:text-style-name="P7" draw:layer="layout" svg:width="0.093cm" svg:height="0.215cm" draw:transform="skewX (-0.00925024503556996) rotate (-0.138404609683151) translate (22.382cm 2.722cm)">
                <text:p/>
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13" draw:text-style-name="P7" draw:layer="layout" svg:width="0.098cm" svg:height="0.281cm" draw:transform="skewX (0.0106465084371654) rotate (-0.106465084371655) translate (22.458cm 2.711cm)">
                <text:p/>
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14" draw:text-style-name="P7" draw:layer="layout" svg:width="0.085cm" svg:height="0.283cm" draw:transform="skewX (-0.00349065850398867) rotate (-0.344527994343681) translate (22.616cm 2.684cm)">
                <text:p/>
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15" draw:text-style-name="P7" draw:layer="layout" svg:width="0.092cm" svg:height="0.264cm" draw:transform="skewX (0.00750491578357564) rotate (-0.168598805742653) translate (22.215cm 2.762cm)">
                <text:p/>
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12" draw:text-style-name="P7" draw:layer="layout" svg:width="0.093cm" svg:height="0.216cm" draw:transform="skewX (0.00925024503556994) rotate (0.0200712863979348) translate (22.092cm 2.78cm)">
                <text:p/>
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16" draw:text-style-name="P8" draw:layer="layout" svg:width="0.122cm" svg:height="0.301cm" draw:transform="rotate (-0.257436064669164) translate (22.312cm 2.708cm)">
                <text:p/>
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17" draw:text-style-name="P8" draw:layer="layout" svg:width="0.093cm" svg:height="0.216cm" draw:transform="skewX (-0.0047123889803847) rotate (-0.138404609683151) translate (22.378cm 2.689cm)">
                <text:p/>
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18" draw:text-style-name="P8" draw:layer="layout" svg:width="0.099cm" svg:height="0.281cm" draw:transform="skewX (0.00349065850398864) rotate (-0.106465084371655) translate (22.453cm 2.684cm)">
                <text:p/>
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19" draw:text-style-name="P8" draw:layer="layout" svg:width="0.084cm" svg:height="0.286cm" draw:transform="skewX (0.00349065850398874) rotate (-0.344527994343681) translate (22.612cm 2.657cm)">
                <text:p/>
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20" draw:text-style-name="P8" draw:layer="layout" svg:width="0.093cm" svg:height="0.264cm" draw:transform="rotate (-0.168598805742653) translate (22.21cm 2.735cm)">
                <text:p/>
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17" draw:text-style-name="P8" draw:layer="layout" svg:width="0.093cm" svg:height="0.216cm" draw:transform="skewX (0.00925024503556994) rotate (0.0200712863979348) translate (22.088cm 2.751cm)">
                <text:p/>
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line draw:style-name="gr21" draw:text-style-name="P1" draw:layer="layout" svg:x1="22.085cm" svg:y1="2.757cm" svg:x2="22.603cm" svg:y2="2.665cm">
              <text:p/>
            </draw:line>
            <draw:path draw:style-name="gr22" draw:text-style-name="P9" draw:layer="layout" svg:width="0.367cm" svg:height="0.212cm" svg:x="21.806cm" svg:y="2.258cm" svg:viewBox="0 0 368 213" svg:d="M0 65c38-41 93-65 155-65 121 0 213 92 213 213z">
              <text:p/>
            </draw:path>
            <draw:line draw:style-name="gr10" draw:text-style-name="P1" draw:layer="layout" svg:x1="21.776cm" svg:y1="2.305cm" svg:x2="22.202cm" svg:y2="2.475cm">
              <text:p/>
            </draw:line>
          </draw:g>
          <draw:g>
            <draw:path draw:style-name="gr23" draw:text-style-name="P10" draw:layer="layout" svg:width="1.405cm" svg:height="0.341cm" draw:transform="rotate (-0.0965167076352869) translate (21.3158475173583cm 3.19920317498833cm)" svg:viewBox="0 0 1406 342" svg:d="M0 341c0-114 0-227 0-341 469 0 938 1 1406 1 0 114 0 227 0 341-469-1-937-1-1406-1z">
              <text:p/>
            </draw:path>
            <draw:path draw:style-name="gr24" draw:text-style-name="P11" draw:layer="layout" svg:width="0.038cm" svg:height="0.185cm" draw:transform="skewX (0.005235987755983) rotate (-0.0890117918517117) translate (21.4366452283437cm 3.28064978264369cm)" svg:viewBox="0 0 39 186" svg:d="M0 186c0-62 0-124 1-186 12 0 26 0 38 0 0 63 0 125 0 186-13 0-26 0-39 0z">
              <text:p/>
            </draw:path>
            <draw:path draw:style-name="gr24" draw:text-style-name="P11" draw:layer="layout" svg:width="0.165cm" svg:height="0.185cm" draw:transform="rotate (-0.0979129710368823) translate (21.5126677508027cm 3.28812556011604cm)" svg:viewBox="0 0 166 186" svg:d="M166 92c0 19-4 36-11 50-8 14-19 25-32 33-14 7-30 11-47 11h-76v-186h67c32 0 56 8 73 24s26 38 26 68zM127 92c0-20-6-35-16-46s-25-16-45-16h-27v126h33c17 0 30-6 40-17 10-12 15-27 15-47z">
              <text:p/>
            </draw:path>
            <draw:path draw:style-name="gr24" draw:text-style-name="P11" draw:layer="layout" svg:width="0.038cm" svg:height="0.136cm" draw:transform="skewX (-0.00715584993317672) rotate (-0.0977384381116829) translate (21.7086348384728cm 3.35691970727009cm)" svg:viewBox="0 0 39 137" svg:d="M1 38c0-13 0-26 0-38 13 0 25 0 38 0 0 12 0 25 0 37-13 0-26 1-38 1zM0 137c0-13 0-25 0-37 13 0 26 0 38 0 0 12 0 24 0 37-12 0-25 0-38 0z">
              <text:p/>
            </draw:path>
            <draw:path draw:style-name="gr24" draw:text-style-name="P11" draw:layer="layout" svg:width="0.13cm" svg:height="0.191cm" draw:transform="skewX (-0.00523598775598298) rotate (-0.0980875039620817) translate (21.8631008868696cm 3.31929041560441cm)" svg:viewBox="0 0 131 192" svg:d="M131 128c0 20-6 36-17 47s-27 17-46 17c-22 0-39-8-51-23-11-16-17-39-17-69 0-33 6-58 18-75 12-16 29-25 51-25 16 0 29 3 38 11 9 6 15 17 19 32l-35 5c-3-13-11-19-23-19-9 0-17 6-23 15-6 10-9 25-9 45 5-6 10-11 17-15 7-3 15-5 24-5 16 0 30 5 39 16 10 10 15 25 15 43zM94 129c0-11-3-19-8-24-5-6-11-9-20-9-8 0-15 3-20 8-5 6-7 12-7 21 0 11 3 20 8 27s12 11 20 11 15-3 19-9c5-6 8-14 8-25z">
              <text:p/>
            </draw:path>
            <draw:path draw:style-name="gr24" draw:text-style-name="P11" draw:layer="layout" svg:width="0.144cm" svg:height="0.185cm" draw:transform="rotate (-0.0949459113084921) translate (22.0063680695319cm 3.33649906841093cm)" svg:viewBox="0 0 145 186" svg:d="M120 148v38h-35v-38h-85v-28l79-120h41v121h25v27zM85 60c0-5 0-10 0-16 1-5 1-9 1-10-2 4-7 12-13 21l-43 65 55 1z">
              <text:p/>
            </draw:path>
            <draw:path draw:style-name="gr24" draw:text-style-name="P11" draw:layer="layout" svg:width="0.128cm" svg:height="0.191cm" draw:transform="skewX (-0.010471975511966) rotate (-0.107337748997652) translate (22.162449990117cm 3.34787672104421cm)" svg:viewBox="0 0 129 192" svg:d="M129 95c0 32-6 56-17 72-10 16-26 25-48 25-43 0-64-32-64-95 0-23 2-41 7-55s12-25 21-31c10-7 22-11 37-11 22 0 38 8 48 23 11 16 16 40 16 72zM92 96c0-17-1-31-3-40-2-10-5-17-8-21-4-4-9-6-16-6-8 0-13 2-17 7-4 4-7 11-8 20-2 9-3 23-3 40s1 30 3 40c1 10 4 16 8 21 4 4 9 5 16 5s13-2 17-6c3-5 6-12 8-21 2-10 3-23 3-39z">
              <text:p/>
            </draw:path>
            <draw:path draw:style-name="gr24" draw:text-style-name="P11" draw:layer="layout" svg:width="0.126cm" svg:height="0.185cm" draw:transform="rotate (-0.0996583002888774) translate (22.3123709999646cm 3.36555568786554cm)" svg:viewBox="0 0 127 186" svg:d="M127 29c-8 14-16 26-24 39-7 13-13 25-19 37-5 13-10 26-13 39-3 14-5 27-5 42h-38c0-15 1-30 6-44 3-15 9-30 17-45s22-37 42-66h-93v-31h127z">
              <text:p/>
            </draw:path>
            <draw:path draw:style-name="gr24" draw:text-style-name="P11" draw:layer="layout" svg:width="0.13cm" svg:height="0.191cm" draw:transform="skewX (0.010471975511966) rotate (-0.0900589894029083) translate (22.4593638977599cm 3.37796446344704cm)" svg:viewBox="0 0 131 192" svg:d="M131 93c0 34-6 58-18 74-12 17-29 25-51 25-16 0-29-4-39-11-9-7-15-18-19-34l35-4c3 13 11 19 23 19 11 0 19-4 24-14 6-10 9-25 9-45-4 7-9 12-17 16-7 4-16 5-24 5-17 0-30-5-39-17-10-11-15-26-15-45s5-35 17-46c11-11 27-16 48-16 22 0 39 8 49 23 12 16 17 39 17 70zM92 67c0-11-3-21-8-28s-12-10-20-10-15 3-19 9c-5 6-8 14-8 24 1 11 3 19 8 25 5 7 11 10 19 10s15-3 20-8c5-6 8-13 8-22z">
              <text:p/>
            </draw:path>
          </draw:g>
        </draw:g>
        <draw:g xml:id="id2" draw:id="id2">
          <draw:custom-shape draw:style-name="gr25" draw:text-style-name="P1" draw:layer="layout" svg:width="6.299cm" svg:height="5.398cm" svg:x="8.694cm" svg:y="4.002cm">
            <text:p/>
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6" draw:text-style-name="P1" draw:layer="layout" svg:width="6.299cm" svg:height="5.398cm" svg:x="8.702cm" svg:y="4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7" draw:text-style-name="P12" draw:layer="layout" svg:width="0.34cm" svg:height="0.27cm" draw:transform="rotate (0.415039296124252) translate (11.602cm 8.63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" draw:text-style-name="P1" draw:layer="layout" svg:width="0.325cm" svg:height="0.361cm" draw:transform="skewX (0.00279252680319085) rotate (-0.349065850398866) translate (11.697cm 8.4cm)">
            <draw:image xlink:href="Pictures/10000201000000E7000001008EBA6C4B13E33354.png" xlink:type="simple" xlink:show="embed" xlink:actuate="onLoad">
              <text:p/>
            </draw:image>
          </draw:frame>
          <draw:frame draw:style-name="gr1" draw:text-style-name="P1" draw:layer="layout" svg:width="0.835cm" svg:height="0.5cm" svg:x="12.667cm" svg:y="5.5cm">
            <draw:image xlink:href="Pictures/1000020100000320000001DF466601665F29FF03.png" xlink:type="simple" xlink:show="embed" xlink:actuate="onLoad">
              <text:p/>
            </draw:image>
          </draw:frame>
        </draw:g>
        <draw:g xml:id="id4" draw:id="id4">
          <draw:polygon draw:style-name="gr28" draw:text-style-name="P13" draw:layer="layout" svg:width="2.087cm" svg:height="3.812cm" svg:x="20.912cm" svg:y="8.187cm" svg:viewBox="0 0 2088 3813" draw:points="0,3813 0,0 2088,0 2088,3813">
            <text:p/>
          </draw:polygon>
          <draw:custom-shape draw:style-name="gr29" draw:text-style-name="P3" draw:layer="layout" svg:width="0.395cm" svg:height="0.383cm" svg:x="21.509cm" svg:y="9.2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295cm" svg:height="0.303cm" svg:x="21.921cm" svg:y="9.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layout" svg:width="0.085cm" svg:height="0.085cm" svg:x="21.935cm" svg:y="9.5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layout" svg:width="0.086cm" svg:height="0.085cm" svg:x="21.764cm" svg:y="9.5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0" draw:text-style-name="P1" draw:layer="layout" svg:x1="21.89cm" svg:y1="9.513cm" svg:x2="22.148cm" svg:y2="9.338cm">
            <text:p/>
          </draw:line>
          <draw:g>
            <draw:g>
              <draw:custom-shape draw:style-name="gr11" draw:text-style-name="P7" draw:layer="layout" svg:width="0.121cm" svg:height="0.301cm" draw:transform="skewX (0.00331612557878922) rotate (-0.257436064669164) translate (21.914cm 9.678cm)">
                <text:p/>
      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12" draw:text-style-name="P7" draw:layer="layout" svg:width="0.093cm" svg:height="0.216cm" draw:transform="rotate (-0.138404609683151) translate (21.834cm 9.788cm)">
                <text:p/>
      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31" draw:text-style-name="P7" draw:layer="layout" svg:width="0.098cm" svg:height="0.281cm" draw:transform="rotate (-0.106465084371655) translate (21.747cm 9.736cm)">
                <text:p/>
      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32" draw:text-style-name="P7" draw:layer="layout" svg:width="0.084cm" svg:height="0.286cm" draw:transform="skewX (-0.00698131700797729) rotate (-0.344527994343681) translate (21.679cm 9.753cm)">
                <text:p/>
      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33" draw:text-style-name="P7" draw:layer="layout" svg:width="0.093cm" svg:height="0.265cm" draw:transform="skewX (-0.00750491578357564) rotate (-0.168598805742653) translate (22.016cm 9.698cm)">
                <text:p/>
      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12" draw:text-style-name="P7" draw:layer="layout" svg:width="0.093cm" svg:height="0.216cm" draw:transform="skewX (0.00925024503556994) rotate (0.0200712863979348) translate (22.086cm 9.741cm)">
                <text:p/>
      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16" draw:text-style-name="P8" draw:layer="layout" svg:width="0.121cm" svg:height="0.301cm" draw:transform="skewX (0.00331612557878922) rotate (-0.257436064669164) translate (21.918cm 9.708cm)">
                <text:p/>
      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17" draw:text-style-name="P8" draw:layer="layout" svg:width="0.093cm" svg:height="0.215cm" draw:transform="skewX (-0.00925024503556996) rotate (-0.138404609683151) translate (21.839cm 9.818cm)">
                <text:p/>
      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34" draw:text-style-name="P8" draw:layer="layout" svg:width="0.098cm" svg:height="0.281cm" draw:transform="skewX (0.0106465084371654) rotate (-0.106465084371655) translate (21.751cm 9.765cm)">
                <text:p/>
      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35" draw:text-style-name="P8" draw:layer="layout" svg:width="0.083cm" svg:height="0.285cm" draw:transform="skewX (0.010471975511966) rotate (-0.344527994343681) translate (21.683cm 9.782cm)">
                <text:p/>
      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36" draw:text-style-name="P8" draw:layer="layout" svg:width="0.093cm" svg:height="0.265cm" draw:transform="rotate (-0.168598805742653) translate (22.02cm 9.727cm)">
                <text:p/>
      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17" draw:text-style-name="P8" draw:layer="layout" svg:width="0.094cm" svg:height="0.216cm" draw:transform="skewX (-0.00925024503556995) rotate (0.0200712863979348) translate (22.091cm 9.771cm)">
                <text:p/>
      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draw:g>
          <draw:path draw:style-name="gr37" draw:text-style-name="P14" draw:layer="layout" svg:width="0.34cm" svg:height="0.191cm" svg:x="21.563cm" svg:y="9.295cm" svg:viewBox="0 0 341 192" svg:d="M0 58c35-36 86-58 144-58 111 0 197 83 197 192z">
            <text:p/>
          </draw:path>
          <draw:line draw:style-name="gr30" draw:text-style-name="P1" draw:layer="layout" svg:x1="21.506cm" svg:y1="9.342cm" svg:x2="21.932cm" svg:y2="9.512cm">
            <text:p/>
          </draw:line>
          <draw:g>
            <draw:path draw:style-name="gr23" draw:text-style-name="P10" draw:layer="layout" svg:width="1.405cm" svg:height="0.341cm" draw:transform="skewX (0.00157079632679488) rotate (0.2153736296961) translate (21.247582985766cm 10.9909338219345cm)" svg:viewBox="0 0 1406 342" svg:d="M0 341c0-114 0-227 0-341 469 0 937 1 1406 1 0 114 0 227 0 341-468-1-937-1-1406-1z">
              <text:p/>
            </draw:path>
            <draw:path draw:style-name="gr24" draw:text-style-name="P11" draw:layer="layout" svg:width="0.039cm" svg:height="0.185cm" draw:transform="rotate (0.210137641940117) translate (21.3878150133044cm 11.0311399540954cm)" svg:viewBox="0 0 40 186" svg:d="M1 186c0-61-1-124-1-186 13 0 26 0 39 0 0 62 0 124 1 186-13 0-26 0-39 0z">
              <text:p/>
            </draw:path>
            <draw:path draw:style-name="gr24" draw:text-style-name="P11" draw:layer="layout" svg:width="0.165cm" svg:height="0.185cm" draw:transform="rotate (0.217468024798493) translate (21.4614641010598cm 11.0153792358421cm)" svg:viewBox="0 0 166 186" svg:d="M166 92c0 19-4 36-11 50-8 15-19 26-32 33-14 8-30 11-48 11h-75l1-186h67c31 0 56 8 73 24s25 39 25 68zM127 92c0-20-5-35-15-46-11-10-26-16-45-16h-28v126h33c17 0 30-5 40-17 10-11 15-27 15-47z">
              <text:p/>
            </draw:path>
            <draw:path draw:style-name="gr24" draw:text-style-name="P11" draw:layer="layout" svg:width="0.037cm" svg:height="0.136cm" draw:transform="rotate (0.2153736296961) translate (21.6703819617336cm 11.0204091560536cm)" svg:viewBox="0 0 38 137" svg:d="M0 37c0-12 0-25 0-37 13 0 26 0 38 0 0 12 0 25 0 38-12 0-25 0-38-1zM0 137c0-13 0-25 0-37 13 0 26 0 38 0 0 12 0 24 0 37-12 0-25 0-38 0z">
              <text:p/>
            </draw:path>
            <draw:path draw:style-name="gr24" draw:text-style-name="P11" draw:layer="layout" svg:width="0.13cm" svg:height="0.191cm" draw:transform="skewX (0.00523598775598301) rotate (0.2155481626213) translate (21.8059304504707cm 10.9372807544804cm)" svg:viewBox="0 0 131 192" svg:d="M131 128c0 20-5 36-16 47-12 11-27 17-46 17-22 0-39-8-51-23-12-16-18-39-18-69 0-33 6-58 18-75 11-17 28-25 51-25 15 0 28 3 37 11 9 7 16 17 19 32l-34 5c-4-13-11-19-23-19-10 0-18 5-24 15-5 10-8 25-8 45 4-6 9-11 17-15 7-3 15-5 24-5 16 0 29 5 39 16 10 10 15 25 15 43zM94 129c0-11-3-19-8-24-5-6-11-9-20-9-8 0-15 3-20 8s-7 12-7 21c0 11 3 20 8 27s12 11 20 11c9 0 15-3 20-9 4-6 7-14 7-25z">
              <text:p/>
            </draw:path>
            <draw:path draw:style-name="gr24" draw:text-style-name="P11" draw:layer="layout" svg:width="0.144cm" svg:height="0.185cm" draw:transform="rotate (0.212057504117311) translate (21.9472200648372cm 10.9091447381914cm)" svg:viewBox="0 0 145 186" svg:d="M120 148v38h-35v-38l-85 1v-28l78-121h42v121h25v27zM85 60c0-5 0-10 0-16 0-5 0-9 1-10-3 4-7 12-13 21l-43 66h55z">
              <text:p/>
            </draw:path>
            <draw:path draw:style-name="gr24" draw:text-style-name="P11" draw:layer="layout" svg:width="0.128cm" svg:height="0.191cm" draw:transform="skewX (0.00523598775598301) rotate (0.216246294322097) translate (22.0992674327472cm 10.8733658318179cm)" svg:viewBox="0 0 129 192" svg:d="M129 96c0 31-6 55-16 72-11 16-27 24-49 24-42 0-64-32-64-96 0-22 2-41 7-55 4-14 11-24 21-31 9-7 21-10 37-10 22 0 38 8 48 24s16 40 16 72zM92 96c0-17-1-31-3-40-2-10-5-16-8-21-4-4-10-6-16-6-8 0-14 2-18 6-3 5-6 11-8 21-1 9-2 23-2 40s1 30 3 40c2 9 5 16 8 20 4 5 9 6 17 6 6 0 12-2 16-6s6-12 8-21c2-10 3-22 3-39z">
              <text:p/>
            </draw:path>
            <draw:path draw:style-name="gr24" draw:text-style-name="P11" draw:layer="layout" svg:width="0.126cm" svg:height="0.185cm" draw:transform="skewX (-0.00977384381116825) rotate (0.2153736296961) translate (22.246595122954cm 10.8438919422553cm)" svg:viewBox="0 0 127 186" svg:d="M127 29c-9 14-16 26-24 39s-14 25-20 37c-6 13-10 26-13 39-4 13-6 27-6 42h-38c0-15 2-30 6-45 4-14 10-29 18-44s22-37 42-66h-92v-31h127z">
              <text:p/>
            </draw:path>
            <draw:path draw:style-name="gr24" draw:text-style-name="P11" draw:layer="layout" svg:width="0.13cm" svg:height="0.191cm" draw:transform="rotate (0.212581102892909) translate (22.3903529429158cm 10.8096551513972cm)" svg:viewBox="0 0 131 192" svg:d="M131 93c0 33-6 58-18 74-12 17-29 25-51 25-17 0-29-4-39-11-9-7-16-18-19-33l35-5c3 13 11 19 23 19 11 0 19-4 24-15 6-9 9-24 9-44-4 7-9 12-17 16-7 4-16 5-24 5-17 0-30-5-39-16-10-11-15-26-15-46 0-19 5-34 17-45 11-11 27-17 48-17 22 0 39 8 50 23 11 16 16 39 16 70zM92 67c0-12-3-21-8-28s-12-10-20-10-15 3-19 9c-5 6-8 14-8 25 1 10 3 18 8 24 4 7 11 10 19 10s15-3 20-8c5-6 8-13 8-22z">
              <text:p/>
            </draw:path>
          </draw:g>
        </draw:g>
        <draw:g>
          <draw:path draw:style-name="gr38" draw:text-style-name="P15" draw:layer="layout" svg:width="0.235cm" svg:height="0.235cm" svg:x="8.121cm" svg:y="-2.188cm" svg:viewBox="0 0 236 236" svg:d="M236 41c-54-55-141-55-195 0-55 54-55 141 0 195 65-65 130-130 195-195z">
            <text:p/>
          </draw:path>
          <draw:path draw:style-name="gr39" draw:text-style-name="P16" draw:layer="layout" svg:width="0.494cm" svg:height="0.53cm" svg:x="8.272cm" svg:y="-1.879cm" svg:viewBox="0 0 495 531" svg:d="M37 0c150 150 299 299 449 449 3 28 6 55 9 82-165-164-330-329-495-494 12-12 25-25 37-37z">
            <text:p/>
          </draw:path>
          <draw:path draw:style-name="gr39" draw:text-style-name="P16" draw:layer="layout" svg:width="0.53cm" svg:height="0.53cm" svg:x="8.333cm" svg:y="-1.976cm" svg:viewBox="0 0 531 531" svg:d="M531 531c-27-3-55-6-83-9-149-149-299-299-448-449 24-24 49-49 73-73 150 149 300 299 449 448 3 28 6 56 9 83z">
            <text:p/>
          </draw:path>
          <draw:path draw:style-name="gr39" draw:text-style-name="P16" draw:layer="layout" svg:width="0.53cm" svg:height="0.494cm" svg:x="8.431cm" svg:y="-2.038cm" svg:viewBox="0 0 531 495" svg:d="M0 37c12-12 25-25 37-37 165 165 330 330 494 495-27-3-54-6-82-9-150-150-299-299-449-449z">
            <text:p/>
          </draw:path>
          <draw:path draw:style-name="gr40" draw:text-style-name="P17" draw:layer="layout" svg:width="0.231cm" svg:height="0.231cm" svg:x="8.162cm" svg:y="-2.147cm" svg:viewBox="0 0 232 232" svg:d="M37 232c-13-12-25-24-37-36 65-66 130-131 196-196 12 12 24 24 36 37-65 65-130 130-195 195z">
            <text:p/>
          </draw:path>
          <draw:path draw:style-name="gr40" draw:text-style-name="P17" draw:layer="layout" svg:width="0.22cm" svg:height="0.22cm" svg:x="8.223cm" svg:y="-2.087cm" svg:viewBox="0 0 221 221" svg:d="M196 0c8 8 16 16 25 24-66 66-131 131-197 197-8-9-16-17-24-25 65-66 130-131 196-196z">
            <text:p/>
          </draw:path>
          <draw:path draw:style-name="gr41" draw:text-style-name="P18" draw:layer="layout" svg:width="0.241cm" svg:height="0.241cm" svg:x="8.794cm" svg:y="-1.516cm" svg:viewBox="0 0 242 242" svg:d="M0 97c29 4 59 7 88 10 1 0 2 0 3 0h1c1 0 2 0 2 0 1 0 3 0 3-1 1-1 2-1 3-2 1 0 2-1 3-2s1-1 1-2c1-1 2-3 2-3 1-1 1-3 1-3 0-1 0-1 0-2s0-1 0-1c0-1 0-2 0-3-3-29-6-59-10-88 30 3 60 6 90 9 0 1 0 1 1 1 2 0 3-1 4-1 17 69 33 139 50 208-12-12-24-24-36-36-7-7-18-6-25 0-6 7-7 18 0 25 12 12 24 24 36 36-69-17-139-33-208-50 0-2 1-4 0-5-3-30-6-60-9-90z">
            <text:p/>
          </draw:path>
          <draw:path draw:style-name="gr42" draw:text-style-name="P19" draw:layer="layout" svg:width="0.073cm" svg:height="0.073cm" svg:x="8.97cm" svg:y="-1.339cm" svg:viewBox="0 0 74 74" svg:d="M5 5c6-7 18-7 25 0 12 12 24 24 36 36 3 11 5 22 8 33-11-3-22-5-33-8-12-12-24-24-36-36-7-7-7-19 0-25z">
            <text:p/>
          </draw:path>
          <draw:path draw:style-name="gr43" draw:text-style-name="P20" draw:layer="layout" svg:width="0.219cm" svg:height="0.219cm" svg:x="8.198cm" svg:y="-2.111cm" svg:viewBox="0 0 220 220" svg:d="M0 196c65-66 130-131 196-196 8 8 16 16 24 24-65 66-130 131-196 196-8-8-16-16-24-24z">
            <text:p/>
          </draw:path>
          <draw:path draw:style-name="gr44" draw:text-style-name="P21" draw:layer="layout" svg:width="0.676cm" svg:height="0.676cm" svg:x="8.309cm" svg:y="-2.001cm" svg:viewBox="0 0 677 677" svg:d="M24 97c150 150 299 300 449 450 27 3 55 6 83 9-3-28-6-56-9-83-150-150-300-299-450-449 9-8 17-16 25-24 150 149 299 299 449 448 27 4 55 7 82 10 7 6 13 13 20 19 1 6 3 12 4 17-1 0-2 1-4 1-1 0-1 0-1-1-30-3-60-6-90-9 4 29 7 59 10 88 0 1 0 2 0 3v1c0 1 0 1 0 2 0 0 0 2-1 3 0 0-1 2-2 3 0 1 0 1-1 2s-2 2-3 2c-1 1-2 1-3 2 0 1-2 1-3 1 0 0-1 0-2 0s-1 0-1 0c-1 0-2 0-3 0-29-3-59-6-88-10 3 30 6 60 9 90 1 1 0 3 0 5-5-1-11-3-17-4-6-7-13-13-19-20-3-27-6-55-10-82-149-150-299-299-448-449 8-8 16-16 24-25z">
            <text:p/>
          </draw:path>
          <draw:path draw:style-name="gr43" draw:text-style-name="P20" draw:layer="layout" svg:width="0.22cm" svg:height="0.22cm" svg:x="8.247cm" svg:y="-2.062cm" svg:viewBox="0 0 221 221" svg:d="M0 196c65-65 131-131 196-196 9 8 17 16 25 24-13 13-25 25-38 38-8 8-16 16-24 24-24 24-49 49-73 73-8 8-16 16-24 24-13 13-25 25-38 38-8-8-16-16-24-25z">
            <text:p/>
          </draw:path>
        </draw:g>
        <draw:frame draw:style-name="gr1" draw:text-style-name="P1" draw:layer="layout" svg:width="1.6cm" svg:height="1.6cm" svg:x="1.871cm" svg:y="-2.219cm">
          <draw:image xlink:href="Pictures/100014560000064100000641FC6E59BBEE085918.svg" xlink:type="simple" xlink:show="embed" xlink:actuate="onLoad">
            <text:p/>
          </draw:image>
          <draw:image xlink:href="Pictures/10000201000000330000003375CAAC269C7C6886.png" xlink:type="simple" xlink:show="embed" xlink:actuate="onLoad"/>
        </draw:frame>
        <draw:frame draw:name="259133e9e2938bd3f652aa99dbdb8f02_water-drop-splash-clipart-clipart-panda-free-clipart-images-splash-water-clipart_1600-1200.svg" draw:style-name="gr2" draw:text-style-name="P2" draw:layer="layout" svg:width="4.227cm" svg:height="3.171cm" svg:x="14.173cm" svg:y="-3.471cm">
          <draw:image xlink:href="Pictures/1000202C0000A57800007C20475968D61E60E15A.svg" xlink:type="simple" xlink:show="embed" xlink:actuate="onLoad">
            <text:p/>
          </draw:image>
          <draw:image xlink:href="Pictures/1000020100000331000002648517E1A03ECB09D4.png" xlink:type="simple" xlink:show="embed" xlink:actuate="onLoad"/>
          <svg:title>Blue Splat - high res</svg:title>
        </draw:frame>
        <draw:frame draw:style-name="gr1" draw:text-style-name="P1" draw:layer="layout" svg:width="0.853cm" svg:height="0.853cm" draw:transform="rotate (0.426907535037813) translate (5.87cm -1.747cm)">
          <draw:image xlink:href="Pictures/100003010000061900000619386DF5BAE5E13DA3.svg" xlink:type="simple" xlink:show="embed" xlink:actuate="onLoad">
            <text:p/>
          </draw:image>
          <draw:image xlink:href="Pictures/10000201000000320000003212A3AA4A0564A6CF.png" xlink:type="simple" xlink:show="embed" xlink:actuate="onLoad"/>
        </draw:frame>
        <draw:frame draw:style-name="gr1" draw:text-style-name="P1" draw:layer="layout" svg:width="1.56cm" svg:height="1.56cm" svg:x="4.04cm" svg:y="-2.326cm">
          <draw:image xlink:href="Pictures/100003010000061900000619386DF5BAE5E13DA3.svg" xlink:type="simple" xlink:show="embed" xlink:actuate="onLoad">
            <text:p/>
          </draw:image>
          <draw:image xlink:href="Pictures/10000201000000320000003212A3AA4A0564A6CF.png" xlink:type="simple" xlink:show="embed" xlink:actuate="onLoad"/>
        </draw:frame>
        <draw:g>
          <draw:frame draw:style-name="gr1" draw:text-style-name="P1" xml:id="id1" draw:id="id1" draw:layer="layout" svg:width="3.9cm" svg:height="3.9cm" svg:x="2cm" svg:y="4.75cm">
            <draw:image xlink:href="Pictures/1000111C000035050000350534151CC43FF81AFA.svg" xlink:type="simple" xlink:show="embed" xlink:actuate="onLoad">
              <text:p/>
            </draw:image>
            <draw:image xlink:href="Pictures/10000201000001B1000001B13139D5FCBEC0426F.png" xlink:type="simple" xlink:show="embed" xlink:actuate="onLoad"/>
          </draw:frame>
          <draw:frame draw:style-name="gr1" draw:text-style-name="P1" draw:layer="layout" svg:width="0.554cm" svg:height="0.555cm" draw:transform="skewX (-0.00174532925199438) rotate (-0.201585528605345) translate (4.551cm 6.373cm)">
            <draw:image xlink:href="Pictures/100003010000061900000619386DF5BAE5E13DA3.svg" xlink:type="simple" xlink:show="embed" xlink:actuate="onLoad">
              <text:p/>
            </draw:image>
            <draw:image xlink:href="Pictures/10000201000000320000003212A3AA4A0564A6CF.png" xlink:type="simple" xlink:show="embed" xlink:actuate="onLoad"/>
          </draw:frame>
        </draw:g>
        <draw:connector draw:style-name="gr45" draw:text-style-name="P1" draw:layer="layout" draw:type="line" svg:x1="5.9cm" svg:y1="6.7cm" svg:x2="8.695cm" svg:y2="6.7cm" draw:start-shape="id1" draw:start-glue-point="1" draw:end-shape="id2" draw:end-glue-point="3" svg:d="M5900 6700h2795" svg:viewBox="0 0 2796 1">
          <text:p/>
        </draw:connector>
        <draw:connector draw:style-name="gr46" draw:text-style-name="P22" draw:layer="layout" svg:x1="15.001cm" svg:y1="6.7cm" svg:x2="20.9cm" svg:y2="3.089cm" draw:start-shape="id2" draw:start-glue-point="1" draw:end-shape="id3" draw:end-glue-point="3" svg:d="M15001 6700h2957v-3611h2942" svg:viewBox="0 0 5900 3612">
          <text:p/>
        </draw:connector>
        <draw:connector draw:style-name="gr46" draw:text-style-name="P22" draw:layer="layout" svg:x1="15.001cm" svg:y1="6.7cm" svg:x2="20.912cm" svg:y2="10.093cm" draw:start-shape="id2" draw:start-glue-point="1" draw:end-shape="id4" svg:d="M15001 6700h2963v3393h2948" svg:viewBox="0 0 5912 3394">
          <text:p/>
        </draw:connector>
        <draw:frame draw:style-name="gr47" draw:text-style-name="P23" draw:layer="layout" svg:width="2.957cm" svg:height="0.649cm" svg:x="20.343cm" svg:y="6.2cm">
          <draw:text-box>
            <text:p><text:span text:style-name="T1">c</text:span><text:span text:style-name="T1">l</text:span><text:span text:style-name="T1">a</text:span><text:span text:style-name="T1">s</text:span><text:span text:style-name="T1">i</text:span><text:span text:style-name="T1">f</text:span><text:span text:style-name="T1">i</text:span><text:span text:style-name="T1">c</text:span><text:span text:style-name="T1">a</text:span><text:span text:style-name="T1">t</text:span><text:span text:style-name="T1">i</text:span><text:span text:style-name="T1">o</text:span><text:span text:style-name="T1">n</text:span></text:p>
          </draw:text-box>
        </draw:frame>
        <draw:frame draw:style-name="gr48" draw:text-style-name="P23" draw:layer="layout" svg:width="3.05cm" svg:height="0.649cm" svg:x="24.744cm" svg:y="6.201cm">
          <draw:text-box>
            <text:p><text:span text:style-name="T1">p</text:span><text:span text:style-name="T1">r</text:span><text:span text:style-name="T1">e</text:span><text:span text:style-name="T1">s</text:span><text:span text:style-name="T1">e</text:span><text:span text:style-name="T1">r</text:span><text:span text:style-name="T1">v</text:span><text:span text:style-name="T1">a</text:span><text:span text:style-name="T1">t</text:span><text:span text:style-name="T1">i</text:span><text:span text:style-name="T1">o</text:span><text:span text:style-name="T1">n</text:span></text:p>
          </draw:text-box>
        </draw:frame>
        <draw:frame draw:style-name="gr49" draw:text-style-name="P23" draw:layer="layout" svg:width="1.679cm" svg:height="0.649cm" svg:x="3.044cm" svg:y="9.501cm">
          <draw:text-box>
            <text:p><text:span text:style-name="T1">o</text:span><text:span text:style-name="T1">r</text:span><text:span text:style-name="T1">i</text:span><text:span text:style-name="T1">g</text:span><text:span text:style-name="T1">i</text:span><text:span text:style-name="T1">n</text:span></text:p>
          </draw:text-box>
        </draw:frame>
        <draw:frame draw:style-name="gr50" draw:text-style-name="P24" draw:layer="layout" svg:width="2.1cm" svg:height="0.645cm" svg:x="6.3cm" svg:y="6.101cm">
          <draw:text-box>
            <text:p><text:span text:style-name="T2"> </text:span><text:span text:style-name="T3">voya</text:span><text:span text:style-name="T3">ge</text:span></text:p>
          </draw:text-box>
        </draw:frame>
        <draw:g xml:id="id5" draw:id="id5">
          <draw:path draw:style-name="gr51" draw:text-style-name="P25" draw:layer="layout" svg:width="4.541cm" svg:height="2.867cm" svg:x="1.558cm" svg:y="10.9cm" svg:viewBox="0 0 4542 2868" svg:d="M0 2868c0-956 0-1912 0-2868 1514 0 3028 0 4542 0 0 956 0 1912 0 2868-1514 0-3028 0-4542 0z">
            <text:p/>
          </draw:path>
          <draw:frame draw:style-name="gr1" draw:text-style-name="P1" draw:layer="layout" svg:width="0.554cm" svg:height="0.555cm" draw:transform="skewX (-0.0017453292519943) rotate (0.186226631187795) translate (4.744cm 11.88cm)">
            <draw:image xlink:href="Pictures/100003010000061900000619386DF5BAE5E13DA3.svg" xlink:type="simple" xlink:show="embed" xlink:actuate="onLoad">
              <text:p/>
            </draw:image>
            <draw:image xlink:href="Pictures/10000201000000320000003212A3AA4A0564A6CF.png" xlink:type="simple" xlink:show="embed" xlink:actuate="onLoad"/>
          </draw:frame>
        </draw:g>
        <draw:connector draw:style-name="gr52" draw:text-style-name="P22" draw:layer="layout" svg:x1="6.1cm" svg:y1="12.334cm" svg:x2="8.695cm" svg:y2="6.7cm" draw:start-shape="id5" draw:start-glue-point="1" draw:end-shape="id2" draw:end-glue-point="3" svg:d="M6100 12334h1290v-5634h1305" svg:viewBox="0 0 2596 5635">
          <text:p/>
        </draw:connector>
        <draw:frame draw:style-name="gr53" draw:text-style-name="P24" draw:layer="layout" svg:width="1.756cm" svg:height="0.594cm" svg:x="18.544cm" svg:y="2.601cm">
          <draw:text-box>
            <text:p><text:span text:style-name="T3">b</text:span><text:span text:style-name="T3">u</text:span><text:span text:style-name="T3">g</text:span><text:span text:style-name="T3">s</text:span></text:p>
          </draw:text-box>
        </draw:frame>
        <draw:frame draw:style-name="gr53" draw:text-style-name="P24" draw:layer="layout" svg:width="2.056cm" svg:height="0.594cm" svg:x="18.544cm" svg:y="9.601cm">
          <draw:text-box>
            <text:p><text:span text:style-name="T3">pl</text:span><text:span text:style-name="T3">a</text:span><text:span text:style-name="T3">nt</text:span><text:span text:style-name="T3">s</text:span></text:p>
          </draw:text-box>
        </draw:frame>
        <draw:frame draw:style-name="gr50" draw:text-style-name="P24" draw:layer="layout" svg:width="2.1cm" svg:height="0.599cm" svg:x="15.4cm" svg:y="6.201cm">
          <draw:text-box>
            <text:p><text:span text:style-name="T3">ta</text:span><text:span text:style-name="T3">x</text:span><text:span text:style-name="T3">o</text:span><text:span text:style-name="T3">n</text:span><text:span text:style-name="T3">o</text:span><text:span text:style-name="T3">m</text:span><text:span text:style-name="T3">y</text:span></text:p>
          </draw:text-box>
        </draw:frame>
        <draw:frame draw:style-name="gr54" draw:text-style-name="P26" draw:layer="layout" svg:width="14.108cm" svg:height="1.483cm" svg:x="-3.1cm" svg:y="22.6cm">
          <draw:text-box>
            <text:p>Dfsd </text:p>
            <text:p><text:span text:style-name="T4"></text:span><text:span text:style-name="T4"></text:span><text:span text:style-name="T4"></text:span><text:span text:style-name="T4"></text:span><text:span text:style-name="T4"></text:span><text:span text:style-name="T4"></text:span><text:span text:style-name="T4"></text:span><text:span text:style-name="T4"></text:span><text:span text:style-name="T4"></text:span><text:span text:style-name="T4"></text:span><text:span text:style-name="T4"></text:span><text:span text:style-name="T4"></text:span><text:span text:style-name="T4"></text:span><text:span text:style-name="T4"></text:span><text:span text:style-name="T4"></text:span><text:span text:style-name="T4"></text:span><text:span text:style-name="T4"></text:span><text:span text:style-name="T4"></text:span><text:span text:style-name="T4"></text:span><text:span text:style-name="T4"></text:span><text:span text:style-name="T4"></text:span><text:span text:style-name="T4"></text:span><text:span text:style-name="T4"></text:span></text:p>
          </draw:text-box>
        </draw:frame>
        <draw:path draw:style-name="gr55" draw:text-style-name="P27" draw:layer="layout" svg:width="0.356cm" svg:height="0.29cm" svg:x="6.562cm" svg:y="11.916cm" svg:viewBox="0 0 357 291" svg:d="M238 238c0 14 12 26 26 26 15 0 27-12 27-26 0-15-12-27-27-27-14 0-26 12-26 27zM317 132v-6c0-1-1-4-2-5l-40-40c-1 0-4-2-5-2h-32v53zM53 238c0 14 12 26 26 26 15 0 27-12 27-26 0-15-12-27-27-27-14 0-26 12-26 27zM0 13c0-7 6-13 13-13h212c7 0 13 6 13 13v40h33c7 0 17 4 22 9l41 41c12 11 10 28 10 42v66c7 0 13 6 13 14 0 15-16 13-27 13h-13c0 29-24 53-53 53s-53-24-53-53h-79c0 29-24 53-53 53s-53-24-53-53c-10 0-26 2-26-13z">
          <text:p/>
        </draw:path>
        <draw:frame draw:style-name="gr56" draw:text-style-name="P29" xml:id="id6" draw:id="id6" draw:layer="layout" svg:width="3.3cm" svg:height="6.5cm" svg:x="14.6cm" svg:y="12.4cm">
          <draw:text-box>
            <text:p text:style-name="P28"><text:span text:style-name="T5">R</text:span><text:span text:style-name="T5">e</text:span><text:span text:style-name="T5">p</text:span><text:span text:style-name="T5">or</text:span><text:span text:style-name="T5">t</text:span><text:span text:style-name="T6"> </text:span><text:span text:style-name="T7"> </text:span><text:span text:style-name="T8"></text:span></text:p>
            <text:p text:style-name="P28"><text:span text:style-name="T2"> </text:span><text:span text:style-name="T2">da</text:span><text:span text:style-name="T2">te</text:span></text:p>
            <text:p text:style-name="P28"><text:span text:style-name="T2"> </text:span><text:span text:style-name="T2">su</text:span><text:span text:style-name="T2">b</text:span><text:span text:style-name="T2">mi</text:span><text:span text:style-name="T2">tt</text:span><text:span text:style-name="T2">er</text:span></text:p>
            <text:p text:style-name="P28"><text:span text:style-name="T2"> </text:span><text:span text:style-name="T2">pl</text:span><text:span text:style-name="T2">ac</text:span><text:span text:style-name="T2">e</text:span></text:p>
            <text:p text:style-name="P28"><text:span text:style-name="T2"> </text:span><text:span text:style-name="T2">co</text:span><text:span text:style-name="T2">nt</text:span><text:span text:style-name="T2">ai</text:span><text:span text:style-name="T2">ne</text:span><text:span text:style-name="T2">r</text:span></text:p>
            <text:p text:style-name="P28"><text:span text:style-name="T2"><text:s text:c="5"/></text:span><text:span text:style-name="T2"> </text:span><text:span text:style-name="T2">ori</text:span><text:span text:style-name="T2">gi</text:span><text:span text:style-name="T2">n</text:span></text:p>
            <text:p text:style-name="P28"><text:span text:style-name="T2"> </text:span><text:span text:style-name="T2">de</text:span><text:span text:style-name="T2">sc</text:span><text:span text:style-name="T2">ri</text:span><text:span text:style-name="T2">pt</text:span><text:span text:style-name="T2">io</text:span><text:span text:style-name="T2">n</text:span></text:p>
            <text:p text:style-name="P28"><text:span text:style-name="T2"> </text:span><text:span text:style-name="T2">cl</text:span><text:span text:style-name="T2">as</text:span><text:span text:style-name="T2">ifi</text:span><text:span text:style-name="T2">ca</text:span><text:span text:style-name="T2">tio</text:span><text:span text:style-name="T2">n</text:span></text:p>
            <text:p text:style-name="P28"><text:span text:style-name="T2"> </text:span><text:span text:style-name="T2">pi</text:span><text:span text:style-name="T2">ct</text:span><text:span text:style-name="T2">ur</text:span><text:span text:style-name="T2">e(</text:span><text:span text:style-name="T2">s)</text:span></text:p>
            <text:p text:style-name="P28"><text:span text:style-name="T2"> </text:span><text:span text:style-name="T2">id</text:span><text:span text:style-name="T2">en</text:span><text:span text:style-name="T2">ti</text:span><text:span text:style-name="T2">fie</text:span><text:span text:style-name="T2">d</text:span></text:p>
            <text:p text:style-name="P28"><text:span text:style-name="T2"> </text:span><text:span text:style-name="T2">pr</text:span><text:span text:style-name="T2">es</text:span><text:span text:style-name="T2">er</text:span><text:span text:style-name="T2">ve</text:span><text:span text:style-name="T2">d</text:span></text:p>
          </draw:text-box>
        </draw:frame>
        <draw:frame draw:style-name="gr57" draw:text-style-name="P31" draw:layer="layout" svg:width="1.805cm" svg:height="0.68cm" svg:x="12.495cm" svg:y="6cm">
          <draw:text-box>
            <text:p text:style-name="P30"><text:span text:style-name="T9"></text:span><text:span text:style-name="T10"></text:span></text:p>
          </draw:text-box>
        </draw:frame>
        <draw:connector draw:style-name="gr58" draw:text-style-name="P22" draw:layer="layout" svg:x1="11.848cm" svg:y1="9.4cm" svg:x2="14.6cm" svg:y2="15.65cm" draw:start-shape="id2" draw:start-glue-point="2" draw:end-shape="id6" draw:end-glue-point="3" svg:d="M11848 9400v6250h2752" svg:viewBox="0 0 2753 6251">
          <text:p/>
        </draw:connector>
        <draw:g>
          <draw:path draw:style-name="gr59" draw:text-style-name="P32" draw:layer="layout" svg:width="0.899cm" svg:height="1.799cm" svg:x="10.7cm" svg:y="-2.6cm" svg:viewBox="0 0 900 1800" svg:d="M96 1800c236 0 472 0 708 0 53 0 96-48 96-106 0-529 0-1059 0-1588 0-58-43-106-96-106-236 0-472 0-708 0-53 0-96 48-96 106 0 529 0 1059 0 1588 0 58 43 106 96 106z">
            <text:p/>
          </draw:path>
          <draw:path draw:style-name="gr60" draw:text-style-name="P33" draw:layer="layout" svg:width="0.899cm" svg:height="1.239cm" svg:x="10.7cm" svg:y="-2.413cm" svg:viewBox="0 0 900 1240" svg:d="M0 0c300 0 600 0 900 0 0 413 0 827 0 1240-300 0-600 0-900 0 0-413 0-827 0-1240z">
            <text:p/>
          </draw:path>
          <draw:path draw:style-name="gr61" draw:text-style-name="P34" draw:layer="layout" svg:width="0.168cm" svg:height="0.184cm" svg:x="11.065cm" svg:y="-1.079cm" svg:viewBox="0 0 169 185" svg:d="M0 93c0 17 4 32 12 47 7 14 17 25 31 34 13 8 26 11 41 11 16 0 29-3 43-11 14-9 23-20 31-34 7-15 11-30 11-47s-4-33-11-47c-8-15-17-25-31-34s-27-12-43-12c-15 0-28 3-41 12-14 9-24 19-31 34-8 14-12 30-12 47z">
            <text:p/>
          </draw:path>
          <draw:path draw:style-name="gr61" draw:text-style-name="P34" draw:layer="layout" svg:width="0.167cm" svg:height="0.061cm" svg:x="11.122cm" svg:y="-2.538cm" svg:viewBox="0 0 168 62" svg:d="M28 62c37 0 75 0 113 0 16 0 27-13 27-30s-11-32-27-32c-38 0-76 0-113 0-15 0-28 15-28 32s13 30 28 30z">
            <text:p/>
          </draw:path>
          <draw:path draw:style-name="gr61" draw:text-style-name="P34" draw:layer="layout" svg:width="0.084cm" svg:height="0.061cm" svg:x="11.009cm" svg:y="-2.538cm" svg:viewBox="0 0 85 62" svg:d="M29 62c9 0 18 0 27 0 16 0 29-13 29-30s-13-32-29-32c-9 0-18 0-27 0-16 0-29 15-29 32s13 30 29 30z">
            <text:p/>
          </draw:path>
          <draw:path draw:style-name="gr62" draw:text-style-name="P35" draw:layer="layout" svg:width="0.168cm" svg:height="0.184cm" svg:x="11.065cm" svg:y="-2.257cm" svg:viewBox="0 0 169 185" svg:d="M30 185c36 0 73 0 110 0 16 0 29-14 29-31 0-41 0-82 0-122 0-18-13-32-29-32-37 0-74 0-110 0-17 0-30 14-30 32 0 40 0 81 0 122 0 17 13 31 30 31z">
            <text:p/>
          </draw:path>
          <draw:path draw:style-name="gr63" draw:text-style-name="P36" draw:layer="layout" svg:width="0.167cm" svg:height="0.184cm" svg:x="11.319cm" svg:y="-2.257cm" svg:viewBox="0 0 168 185" svg:d="M29 185c37 0 74 0 111 0 16 0 28-14 28-31 0-41 0-82 0-122 0-18-12-32-28-32-37 0-74 0-111 0-16 0-29 14-29 32 0 40 0 81 0 122 0 17 13 31 29 31z">
            <text:p/>
          </draw:path>
          <draw:path draw:style-name="gr64" draw:text-style-name="P37" draw:layer="layout" svg:width="0.167cm" svg:height="0.184cm" svg:x="10.813cm" svg:y="-2.257cm" svg:viewBox="0 0 168 185" svg:d="M29 185c37 0 74 0 111 0 16 0 28-14 28-31 0-41 0-82 0-122 0-18-12-32-28-32-37 0-74 0-111 0-16 0-29 14-29 32 0 40 0 81 0 122 0 17 13 31 29 31z">
            <text:p/>
          </draw:path>
          <draw:path draw:style-name="gr44" draw:text-style-name="P21" draw:layer="layout" svg:width="0.168cm" svg:height="0.186cm" svg:x="11.065cm" svg:y="-1.979cm" svg:viewBox="0 0 169 187" svg:d="M30 187c36 0 73 0 110 0 16 0 29-16 29-33 0-41 0-82 0-122 0-18-13-32-29-32-37 0-74 0-110 0-17 0-30 14-30 32 0 40 0 81 0 122 0 17 13 33 30 33z">
            <text:p/>
          </draw:path>
          <draw:path draw:style-name="gr65" draw:text-style-name="P38" draw:layer="layout" svg:width="0.167cm" svg:height="0.186cm" svg:x="11.319cm" svg:y="-1.979cm" svg:viewBox="0 0 168 187" svg:d="M29 187c37 0 74 0 111 0 16 0 28-16 28-33 0-41 0-82 0-122 0-18-12-32-28-32-37 0-74 0-111 0-16 0-29 14-29 32 0 40 0 81 0 122 0 17 13 33 29 33z">
            <text:p/>
          </draw:path>
          <draw:path draw:style-name="gr66" draw:text-style-name="P39" draw:layer="layout" svg:width="0.167cm" svg:height="0.186cm" svg:x="10.813cm" svg:y="-1.979cm" svg:viewBox="0 0 168 187" svg:d="M29 187c37 0 74 0 111 0 16 0 28-16 28-33 0-41 0-82 0-122 0-18-12-32-28-32-37 0-74 0-111 0-16 0-29 14-29 32 0 40 0 81 0 122 0 17 13 33 29 33z">
            <text:p/>
          </draw:path>
          <draw:path draw:style-name="gr67" draw:text-style-name="P40" draw:layer="layout" svg:width="0.168cm" svg:height="0.186cm" svg:x="11.065cm" svg:y="-1.7cm" svg:viewBox="0 0 169 187" svg:d="M30 187c36 0 73 0 110 0 16 0 29-16 29-33 0-41 0-82 0-122 0-18-13-32-29-32-37 0-74 0-110 0-17 0-30 14-30 32 0 40 0 81 0 122 0 17 13 33 30 33z">
            <text:p/>
          </draw:path>
          <draw:path draw:style-name="gr68" draw:text-style-name="P41" draw:layer="layout" svg:width="0.167cm" svg:height="0.186cm" svg:x="11.319cm" svg:y="-1.7cm" svg:viewBox="0 0 168 187" svg:d="M29 187c37 0 74 0 111 0 16 0 28-16 28-33 0-41 0-82 0-122 0-18-12-32-28-32-37 0-74 0-111 0-16 0-29 14-29 32 0 40 0 81 0 122 0 17 13 33 29 33z">
            <text:p/>
          </draw:path>
          <draw:path draw:style-name="gr69" draw:text-style-name="P42" draw:layer="layout" svg:width="0.167cm" svg:height="0.186cm" svg:x="10.813cm" svg:y="-1.7cm" svg:viewBox="0 0 168 187" svg:d="M29 187c37 0 74 0 111 0 16 0 28-16 28-33 0-41 0-82 0-122 0-18-12-32-28-32-37 0-74 0-111 0-16 0-29 14-29 32 0 40 0 81 0 122 0 17 13 33 29 33z">
            <text:p/>
          </draw:path>
        </draw:g>
        <draw:path draw:style-name="gr70" draw:text-style-name="P1" draw:layer="layout" svg:width="1.6cm" svg:height="1.6cm" svg:x="7.8cm" svg:y="-2.501cm" svg:viewBox="0 0 1601 1601" svg:d="M800 0c454 0 800 347 800 800 0 454-346 800-800 800-453 0-800-346-800-800 0-453 347-800 800-800zM0 0zM1601 1601z">
          <text:p/>
        </draw:path>
        <draw:path draw:style-name="gr71" draw:text-style-name="P1" draw:layer="layout" svg:width="1.57cm" svg:height="0cm" draw:transform="skewX (-0.000872664625997153) rotate (0.887674457564316) translate (8.10382531808776cm -1.13016514149718cm)" svg:viewBox="0 0 1571 1" svg:d="M0 1c524 0 1047-1 1571-1">
          <text:p/>
        </draw:path>
        <draw:frame draw:style-name="gr72" draw:text-style-name="P1" draw:layer="layout" svg:width="1.234cm" svg:height="1.234cm" svg:x="-1.2cm" svg:y="-2cm">
          <draw:image xlink:href="Pictures/10000D850000059B0000059BB88F98C2D97D7638.svg" xlink:type="simple" xlink:show="embed" xlink:actuate="onLoad">
            <text:p/>
          </draw:image>
          <draw:image xlink:href="Pictures/100002010000002E0000002EFF84CCD928E4D92A.png" xlink:type="simple" xlink:show="embed" xlink:actuate="onLoad"/>
        </draw:frame>
      </draw:page>
      <draw:page draw:name="page2" draw:style-name="dp1" draw:master-page-name="Default">
        <draw:frame draw:style-name="gr73" draw:text-style-name="P45" xml:id="id9" draw:id="id9" draw:layer="layout" svg:width="4.423cm" svg:height="6.852cm" svg:x="11.873cm" svg:y="2.615cm">
          <draw:text-box>
            <text:p text:style-name="P43"><text:span text:style-name="T11">c</text:span><text:span text:style-name="T11">o</text:span><text:span text:style-name="T11">nt</text:span><text:span text:style-name="T11">ai</text:span><text:span text:style-name="T11">n</text:span><text:span text:style-name="T11">er</text:span><text:span text:style-name="T11">s</text:span></text:p>
            <text:p text:style-name="P44"><text:span text:style-name="T12">c</text:span><text:span text:style-name="T12">o</text:span><text:span text:style-name="T12">n</text:span><text:span text:style-name="T12">t</text:span><text:span text:style-name="T12">a</text:span><text:span text:style-name="T12">i</text:span><text:span text:style-name="T12">n</text:span><text:span text:style-name="T12">e</text:span><text:span text:style-name="T12">r</text:span><text:span text:style-name="T12">_</text:span><text:span text:style-name="T12">i</text:span><text:span text:style-name="T12">d</text:span></text:p>
            <text:p text:style-name="P44"><text:span text:style-name="T13">i</text:span><text:span text:style-name="T13">m</text:span><text:span text:style-name="T13">p</text:span><text:span text:style-name="T13">o</text:span><text:span text:style-name="T13">r</text:span><text:span text:style-name="T13">t</text:span><text:span text:style-name="T13">e</text:span><text:span text:style-name="T13">r</text:span><text:span text:style-name="T13">_</text:span><text:span text:style-name="T13">i</text:span><text:span text:style-name="T13">d</text:span></text:p>
            <text:p text:style-name="P44"><text:span text:style-name="T14">v</text:span><text:span text:style-name="T14">o</text:span><text:span text:style-name="T14">y</text:span><text:span text:style-name="T14">a</text:span><text:span text:style-name="T14">g</text:span><text:span text:style-name="T14">e</text:span><text:span text:style-name="T14">_</text:span><text:span text:style-name="T14">i</text:span><text:span text:style-name="T14">d</text:span></text:p>
            <text:p text:style-name="P44"><text:span text:style-name="T15">c</text:span><text:span text:style-name="T15">o</text:span><text:span text:style-name="T15">n</text:span><text:span text:style-name="T15">t</text:span><text:span text:style-name="T15">a</text:span><text:span text:style-name="T15">i</text:span><text:span text:style-name="T15">n</text:span><text:span text:style-name="T15">e</text:span><text:span text:style-name="T15">r</text:span><text:span text:style-name="T15">_</text:span><text:span text:style-name="T15">n</text:span><text:span text:style-name="T15">u</text:span><text:span text:style-name="T15">m</text:span><text:span text:style-name="T15">b</text:span><text:span text:style-name="T15">e</text:span><text:span text:style-name="T15">r</text:span></text:p>
            <text:p text:style-name="P44"><text:span text:style-name="T15">n</text:span><text:span text:style-name="T15">o</text:span><text:span text:style-name="T15">t</text:span><text:span text:style-name="T15">i</text:span><text:span text:style-name="T15">f</text:span><text:span text:style-name="T15">i</text:span><text:span text:style-name="T15">c</text:span><text:span text:style-name="T15">a</text:span><text:span text:style-name="T15">t</text:span><text:span text:style-name="T15">i</text:span><text:span text:style-name="T15">o</text:span><text:span text:style-name="T15">n</text:span></text:p>
            <text:p text:style-name="P44"><text:span text:style-name="T15">h</text:span><text:span text:style-name="T15">e</text:span><text:span text:style-name="T15">a</text:span><text:span text:style-name="T15">l</text:span><text:span text:style-name="T15">t</text:span><text:span text:style-name="T15">h</text:span><text:span text:style-name="T15">_</text:span><text:span text:style-name="T15">c</text:span><text:span text:style-name="T15">e</text:span><text:span text:style-name="T15">r</text:span><text:span text:style-name="T15">t</text:span><text:span text:style-name="T15">i</text:span><text:span text:style-name="T15">f</text:span><text:span text:style-name="T15">i</text:span><text:span text:style-name="T15">c</text:span><text:span text:style-name="T15">a</text:span><text:span text:style-name="T15">t</text:span><text:span text:style-name="T15">e</text:span><text:span text:style-name="T15">s</text:span></text:p>
            <text:p text:style-name="P44"><text:span text:style-name="T15">i</text:span><text:span text:style-name="T15">n</text:span><text:span text:style-name="T15">v</text:span><text:span text:style-name="T15">o</text:span><text:span text:style-name="T15">i</text:span><text:span text:style-name="T15">c</text:span><text:span text:style-name="T15">e</text:span><text:span text:style-name="T15">s</text:span></text:p>
            <text:p text:style-name="P44"><text:span text:style-name="T15">i</text:span><text:span text:style-name="T15">s</text:span><text:span text:style-name="T15">s</text:span><text:span text:style-name="T15">u</text:span><text:span text:style-name="T15">e</text:span><text:span text:style-name="T15">_</text:span><text:span text:style-name="T15">c</text:span><text:span text:style-name="T15">l</text:span><text:span text:style-name="T15">e</text:span><text:span text:style-name="T15">a</text:span><text:span text:style-name="T15">r</text:span><text:span text:style-name="T15">a</text:span><text:span text:style-name="T15">n</text:span><text:span text:style-name="T15">c</text:span><text:span text:style-name="T15">e</text:span></text:p>
            <text:p text:style-name="P44"><text:span text:style-name="T15">c</text:span><text:span text:style-name="T15">o</text:span><text:span text:style-name="T15">n</text:span><text:span text:style-name="T15">t</text:span><text:span text:style-name="T15">e</text:span><text:span text:style-name="T15">n</text:span><text:span text:style-name="T15">t</text:span><text:span text:style-name="T15">_</text:span><text:span text:style-name="T15">d</text:span><text:span text:style-name="T15">e</text:span><text:span text:style-name="T15">s</text:span><text:span text:style-name="T15">c</text:span><text:span text:style-name="T15">r</text:span><text:span text:style-name="T15">i</text:span><text:span text:style-name="T15">p</text:span><text:span text:style-name="T15">t</text:span><text:span text:style-name="T15">i</text:span><text:span text:style-name="T15">o</text:span><text:span text:style-name="T15">n</text:span></text:p>
            <text:p text:style-name="P44"><text:span text:style-name="T16">o</text:span><text:span text:style-name="T16">r</text:span><text:span text:style-name="T16">i</text:span><text:span text:style-name="T16">g</text:span><text:span text:style-name="T16">i</text:span><text:span text:style-name="T16">n</text:span><text:span text:style-name="T16">*</text:span></text:p>
          </draw:text-box>
        </draw:frame>
        <draw:frame draw:style-name="gr74" draw:text-style-name="P45" xml:id="id10" draw:id="id10" draw:layer="layout" svg:width="3.996cm" svg:height="6.852cm" svg:x="5.645cm" svg:y="2.615cm">
          <draw:text-box>
            <text:p text:style-name="P43"><text:span text:style-name="T11">i</text:span><text:span text:style-name="T11">m</text:span><text:span text:style-name="T11">p</text:span><text:span text:style-name="T11">or</text:span><text:span text:style-name="T11">te</text:span><text:span text:style-name="T11">rs</text:span></text:p>
            <text:p text:style-name="P44"><text:span text:style-name="T13">i</text:span><text:span text:style-name="T13">m</text:span><text:span text:style-name="T13">p</text:span><text:span text:style-name="T13">o</text:span><text:span text:style-name="T13">r</text:span><text:span text:style-name="T13">t</text:span><text:span text:style-name="T13">e</text:span><text:span text:style-name="T13">r</text:span><text:span text:style-name="T13">_</text:span><text:span text:style-name="T13">i</text:span><text:span text:style-name="T13">d</text:span></text:p>
            <text:p text:style-name="P44"><text:span text:style-name="T15">c</text:span><text:span text:style-name="T15">o</text:span><text:span text:style-name="T15">m</text:span><text:span text:style-name="T15">p</text:span><text:span text:style-name="T15">a</text:span><text:span text:style-name="T15">n</text:span><text:span text:style-name="T15">y</text:span><text:span text:style-name="T15">_</text:span><text:span text:style-name="T15">n</text:span><text:span text:style-name="T15">a</text:span><text:span text:style-name="T15">m</text:span><text:span text:style-name="T15">e</text:span></text:p>
            <text:p text:style-name="P44"><text:span text:style-name="T15">c</text:span><text:span text:style-name="T15">o</text:span><text:span text:style-name="T15">n</text:span><text:span text:style-name="T15">t</text:span><text:span text:style-name="T15">a</text:span><text:span text:style-name="T15">c</text:span><text:span text:style-name="T15">t</text:span><text:span text:style-name="T15">_</text:span><text:span text:style-name="T15">n</text:span><text:span text:style-name="T15">a</text:span><text:span text:style-name="T15">m</text:span><text:span text:style-name="T15">e</text:span></text:p>
            <text:p text:style-name="P44"><text:span text:style-name="T15">c</text:span><text:span text:style-name="T15">o</text:span><text:span text:style-name="T15">n</text:span><text:span text:style-name="T15">t</text:span><text:span text:style-name="T15">a</text:span><text:span text:style-name="T15">c</text:span><text:span text:style-name="T15">t</text:span><text:span text:style-name="T15">_</text:span><text:span text:style-name="T15">s</text:span><text:span text:style-name="T15">u</text:span><text:span text:style-name="T15">r</text:span><text:span text:style-name="T15">n</text:span><text:span text:style-name="T15">a</text:span><text:span text:style-name="T15">m</text:span><text:span text:style-name="T15">e</text:span></text:p>
            <text:p text:style-name="P44"><text:span text:style-name="T15">s</text:span><text:span text:style-name="T15">t</text:span><text:span text:style-name="T15">r</text:span><text:span text:style-name="T15">e</text:span><text:span text:style-name="T15">e</text:span><text:span text:style-name="T15">t</text:span></text:p>
            <text:p text:style-name="P44"><text:span text:style-name="T15">t</text:span><text:span text:style-name="T15">o</text:span><text:span text:style-name="T15">w</text:span><text:span text:style-name="T15">n</text:span></text:p>
            <text:p text:style-name="P44"><text:span text:style-name="T15">c</text:span><text:span text:style-name="T15">o</text:span><text:span text:style-name="T15">u</text:span><text:span text:style-name="T15">n</text:span><text:span text:style-name="T15">t</text:span><text:span text:style-name="T15">r</text:span><text:span text:style-name="T15">y</text:span></text:p>
            <text:p text:style-name="P44"><text:span text:style-name="T15">p</text:span><text:span text:style-name="T15">o</text:span><text:span text:style-name="T15">s</text:span><text:span text:style-name="T15">t</text:span><text:span text:style-name="T15">_</text:span><text:span text:style-name="T15">c</text:span><text:span text:style-name="T15">o</text:span><text:span text:style-name="T15">d</text:span><text:span text:style-name="T15">e</text:span></text:p>
            <text:p text:style-name="P44"><text:span text:style-name="T15">t</text:span><text:span text:style-name="T15">e</text:span><text:span text:style-name="T15">l</text:span><text:span text:style-name="T15">e</text:span><text:span text:style-name="T15">p</text:span><text:span text:style-name="T15">h</text:span><text:span text:style-name="T15">o</text:span><text:span text:style-name="T15">n</text:span><text:span text:style-name="T15">e</text:span></text:p>
            <text:p text:style-name="P44"><text:span text:style-name="T15">e</text:span><text:span text:style-name="T15">m</text:span><text:span text:style-name="T15">a</text:span><text:span text:style-name="T15">il</text:span></text:p>
          </draw:text-box>
        </draw:frame>
        <draw:frame draw:style-name="gr75" draw:text-style-name="P45" xml:id="id12" draw:id="id12" draw:layer="layout" svg:width="3.805cm" svg:height="5.061cm" svg:x="5.895cm" svg:y="10.939cm">
          <draw:text-box>
            <text:p text:style-name="P43"><text:span text:style-name="T11">v</text:span><text:span text:style-name="T11">o</text:span><text:span text:style-name="T11">y</text:span><text:span text:style-name="T11">a</text:span><text:span text:style-name="T11">g</text:span><text:span text:style-name="T11">e</text:span><text:span text:style-name="T11">s</text:span></text:p>
            <text:p text:style-name="P44"><text:span text:style-name="T14">v</text:span><text:span text:style-name="T14">o</text:span><text:span text:style-name="T14">y</text:span><text:span text:style-name="T14">a</text:span><text:span text:style-name="T14">g</text:span><text:span text:style-name="T14">e</text:span><text:span text:style-name="T14">_</text:span><text:span text:style-name="T14">i</text:span><text:span text:style-name="T14">d</text:span></text:p>
            <text:p text:style-name="P44"><text:span text:style-name="T17">o</text:span><text:span text:style-name="T17">r</text:span><text:span text:style-name="T17">i</text:span><text:span text:style-name="T17">g</text:span><text:span text:style-name="T17">i</text:span><text:span text:style-name="T17">n</text:span><text:span text:style-name="T17">_</text:span><text:span text:style-name="T17">i</text:span><text:span text:style-name="T17">d</text:span></text:p>
            <text:p text:style-name="P44"><text:span text:style-name="T15">t</text:span><text:span text:style-name="T15">r</text:span><text:span text:style-name="T15">a</text:span><text:span text:style-name="T15">n</text:span><text:span text:style-name="T15">s</text:span><text:span text:style-name="T15">p</text:span><text:span text:style-name="T15">o</text:span><text:span text:style-name="T15">r</text:span><text:span text:style-name="T15">t</text:span><text:span text:style-name="T15">_</text:span><text:span text:style-name="T15">n</text:span><text:span text:style-name="T15">a</text:span><text:span text:style-name="T15">m</text:span><text:span text:style-name="T15">e</text:span></text:p>
            <text:p text:style-name="P44"><text:span text:style-name="T15">t</text:span><text:span text:style-name="T15">r</text:span><text:span text:style-name="T15">a</text:span><text:span text:style-name="T15">n</text:span><text:span text:style-name="T15">s</text:span><text:span text:style-name="T15">p</text:span><text:span text:style-name="T15">o</text:span><text:span text:style-name="T15">r</text:span><text:span text:style-name="T15">t</text:span><text:span text:style-name="T15">_</text:span><text:span text:style-name="T15">t</text:span><text:span text:style-name="T15">y</text:span><text:span text:style-name="T15">p</text:span><text:span text:style-name="T15">e</text:span></text:p>
            <text:p text:style-name="P44"><text:span text:style-name="T15">j</text:span><text:span text:style-name="T15">o</text:span><text:span text:style-name="T15">u</text:span><text:span text:style-name="T15">r</text:span><text:span text:style-name="T15">n</text:span><text:span text:style-name="T15">e</text:span><text:span text:style-name="T15">y</text:span><text:span text:style-name="T15">_</text:span><text:span text:style-name="T15">n</text:span><text:span text:style-name="T15">u</text:span><text:span text:style-name="T15">m</text:span><text:span text:style-name="T15">b</text:span><text:span text:style-name="T15">e</text:span><text:span text:style-name="T15">r</text:span></text:p>
            <text:p text:style-name="P44"><text:span text:style-name="T15">a</text:span><text:span text:style-name="T15">r</text:span><text:span text:style-name="T15">r</text:span><text:span text:style-name="T15">i</text:span><text:span text:style-name="T15">v</text:span><text:span text:style-name="T15">a</text:span><text:span text:style-name="T15">l</text:span><text:span text:style-name="T15">_</text:span><text:span text:style-name="T15">d</text:span><text:span text:style-name="T15">a</text:span><text:span text:style-name="T15">t</text:span><text:span text:style-name="T15">e</text:span></text:p>
            <text:p text:style-name="P44"><text:span text:style-name="T15">s</text:span><text:span text:style-name="T15">t</text:span><text:span text:style-name="T15">a</text:span><text:span text:style-name="T15">t</text:span><text:span text:style-name="T15">u</text:span><text:span text:style-name="T15">s</text:span></text:p>
          </draw:text-box>
        </draw:frame>
        <draw:frame draw:style-name="gr76" draw:text-style-name="P45" xml:id="id11" draw:id="id11" draw:layer="layout" svg:width="2.527cm" svg:height="3.27cm" svg:x="1.439cm" svg:y="11.834cm">
          <draw:text-box>
            <text:p text:style-name="P43"><text:span text:style-name="T11">o</text:span><text:span text:style-name="T11">ri</text:span><text:span text:style-name="T11">gi</text:span><text:span text:style-name="T11">n</text:span></text:p>
            <text:p text:style-name="P44"><text:span text:style-name="T17">o</text:span><text:span text:style-name="T17">r</text:span><text:span text:style-name="T17">i</text:span><text:span text:style-name="T17">g</text:span><text:span text:style-name="T17">i</text:span><text:span text:style-name="T17">n</text:span><text:span text:style-name="T17">_</text:span><text:span text:style-name="T17">i</text:span><text:span text:style-name="T17">d</text:span></text:p>
            <text:p text:style-name="P44"><text:span text:style-name="T15">o</text:span><text:span text:style-name="T15">r</text:span><text:span text:style-name="T15">i</text:span><text:span text:style-name="T15">g</text:span><text:span text:style-name="T15">i</text:span><text:span text:style-name="T15">n</text:span></text:p>
            <text:p text:style-name="P44"><text:span text:style-name="T15">l</text:span><text:span text:style-name="T15">a</text:span><text:span text:style-name="T15">t</text:span></text:p>
            <text:p text:style-name="P44"><text:span text:style-name="T15">l</text:span><text:span text:style-name="T15">o</text:span><text:span text:style-name="T15">n</text:span><text:span text:style-name="T15">g</text:span></text:p>
          </draw:text-box>
        </draw:frame>
        <draw:frame draw:style-name="gr77" draw:text-style-name="P45" xml:id="id8" draw:id="id8" draw:layer="layout" svg:width="3.78cm" svg:height="3.867cm" svg:x="23.961cm" svg:y="4.108cm">
          <draw:text-box>
            <text:p text:style-name="P43"><text:span text:style-name="T11">s</text:span><text:span text:style-name="T11">u</text:span><text:span text:style-name="T11">b</text:span><text:span text:style-name="T11">m</text:span><text:span text:style-name="T11">itt</text:span><text:span text:style-name="T11">er</text:span><text:span text:style-name="T11">s</text:span></text:p>
            <text:p text:style-name="P44"><text:span text:style-name="T18">s</text:span><text:span text:style-name="T18">u</text:span><text:span text:style-name="T18">b</text:span><text:span text:style-name="T18">m</text:span><text:span text:style-name="T18">i</text:span><text:span text:style-name="T18">t</text:span><text:span text:style-name="T18">t</text:span><text:span text:style-name="T18">e</text:span><text:span text:style-name="T18">r</text:span><text:span text:style-name="T18">_</text:span><text:span text:style-name="T18">i</text:span><text:span text:style-name="T18">d</text:span></text:p>
            <text:p text:style-name="P44"><text:span text:style-name="T15">s</text:span><text:span text:style-name="T15">u</text:span><text:span text:style-name="T15">b</text:span><text:span text:style-name="T15">m</text:span><text:span text:style-name="T15">i</text:span><text:span text:style-name="T15">t</text:span><text:span text:style-name="T15">t</text:span><text:span text:style-name="T15">e</text:span><text:span text:style-name="T15">r</text:span><text:span text:style-name="T15">_</text:span><text:span text:style-name="T15">n</text:span><text:span text:style-name="T15">a</text:span><text:span text:style-name="T15">m</text:span><text:span text:style-name="T15">e</text:span></text:p>
            <text:p text:style-name="P44"><text:span text:style-name="T15">a</text:span><text:span text:style-name="T15">d</text:span><text:span text:style-name="T15">d</text:span><text:span text:style-name="T15">r</text:span><text:span text:style-name="T15">e</text:span><text:span text:style-name="T15">s</text:span><text:span text:style-name="T15">s</text:span></text:p>
            <text:p text:style-name="P44"><text:span text:style-name="T15">t</text:span><text:span text:style-name="T15">e</text:span><text:span text:style-name="T15">l</text:span><text:span text:style-name="T15">e</text:span><text:span text:style-name="T15">p</text:span><text:span text:style-name="T15">h</text:span><text:span text:style-name="T15">o</text:span><text:span text:style-name="T15">n</text:span><text:span text:style-name="T15">e</text:span></text:p>
            <text:p text:style-name="P44"><text:span text:style-name="T15">e</text:span><text:span text:style-name="T15">m</text:span><text:span text:style-name="T15">a</text:span><text:span text:style-name="T15">i</text:span><text:span text:style-name="T15">l</text:span></text:p>
          </draw:text-box>
        </draw:frame>
        <draw:frame draw:style-name="gr78" draw:text-style-name="P45" xml:id="id7" draw:id="id7" draw:layer="layout" svg:width="3.372cm" svg:height="4.51cm" svg:x="18.528cm" svg:y="3.786cm">
          <draw:text-box>
            <text:p text:style-name="P43"><text:span text:style-name="T11">b</text:span><text:span text:style-name="T11">u</text:span><text:span text:style-name="T11">g</text:span><text:span text:style-name="T11">s</text:span><text:span text:style-name="T11">_</text:span><text:span text:style-name="T11">pl</text:span><text:span text:style-name="T11">a</text:span><text:span text:style-name="T11">nt</text:span><text:span text:style-name="T11">s</text:span></text:p>
            <text:p text:style-name="P44"><text:span text:style-name="T19">b</text:span><text:span text:style-name="T19">u</text:span><text:span text:style-name="T19">g</text:span><text:span text:style-name="T19">_</text:span><text:span text:style-name="T19">p</text:span><text:span text:style-name="T19">l</text:span><text:span text:style-name="T19">a</text:span><text:span text:style-name="T19">n</text:span><text:span text:style-name="T19">t</text:span><text:span text:style-name="T19">_</text:span><text:span text:style-name="T19">i</text:span><text:span text:style-name="T19">d</text:span></text:p>
            <text:p text:style-name="P44"><text:span text:style-name="T20">s</text:span><text:span text:style-name="T20">u</text:span><text:span text:style-name="T20">b</text:span><text:span text:style-name="T20">m</text:span><text:span text:style-name="T20">i</text:span><text:span text:style-name="T20">t</text:span><text:span text:style-name="T20">t</text:span><text:span text:style-name="T20">e</text:span><text:span text:style-name="T20">r</text:span><text:span text:style-name="T20">_</text:span><text:span text:style-name="T20">i</text:span><text:span text:style-name="T20">d</text:span></text:p>
            <text:p text:style-name="P44"><text:span text:style-name="T12">c</text:span><text:span text:style-name="T12">o</text:span><text:span text:style-name="T12">n</text:span><text:span text:style-name="T12">t</text:span><text:span text:style-name="T12">a</text:span><text:span text:style-name="T12">i</text:span><text:span text:style-name="T12">n</text:span><text:span text:style-name="T12">e</text:span><text:span text:style-name="T12">r</text:span><text:span text:style-name="T12">_</text:span><text:span text:style-name="T12">i</text:span><text:span text:style-name="T12">d</text:span></text:p>
            <text:p text:style-name="P44"><text:span text:style-name="T15">d</text:span><text:span text:style-name="T15">e</text:span><text:span text:style-name="T15">s</text:span><text:span text:style-name="T15">c</text:span><text:span text:style-name="T15">i</text:span><text:span text:style-name="T15">p</text:span><text:span text:style-name="T15">t</text:span><text:span text:style-name="T15">i</text:span><text:span text:style-name="T15">o</text:span><text:span text:style-name="T15">n</text:span></text:p>
            <text:p text:style-name="P44"><text:span text:style-name="T21">c</text:span><text:span text:style-name="T21">l</text:span><text:span text:style-name="T21">a</text:span><text:span text:style-name="T21">s</text:span><text:span text:style-name="T21">i</text:span><text:span text:style-name="T21">f</text:span><text:span text:style-name="T21">i</text:span><text:span text:style-name="T21">c</text:span><text:span text:style-name="T21">a</text:span><text:span text:style-name="T21">t</text:span><text:span text:style-name="T21">i</text:span><text:span text:style-name="T21">o</text:span><text:span text:style-name="T21">n</text:span></text:p>
            <text:p text:style-name="P44"><text:span text:style-name="T15">p</text:span><text:span text:style-name="T15">r</text:span><text:span text:style-name="T15">e</text:span><text:span text:style-name="T15">s</text:span><text:span text:style-name="T15">e</text:span><text:span text:style-name="T15">r</text:span><text:span text:style-name="T15">v</text:span><text:span text:style-name="T15">a</text:span><text:span text:style-name="T15">t</text:span><text:span text:style-name="T15">i</text:span><text:span text:style-name="T15">o</text:span><text:span text:style-name="T15">n</text:span></text:p>
          </draw:text-box>
        </draw:frame>
        <draw:frame draw:style-name="gr79" draw:text-style-name="P45" xml:id="id13" draw:id="id13" draw:layer="layout" svg:width="5.607cm" svg:height="6.883cm" svg:x="22.2cm" svg:y="9.117cm">
          <draw:text-box>
            <text:p text:style-name="P43"><text:span text:style-name="T21">b</text:span><text:span text:style-name="T21">u</text:span><text:span text:style-name="T21">g</text:span><text:span text:style-name="T21">s</text:span><text:span text:style-name="T21">_</text:span><text:span text:style-name="T21">pl</text:span><text:span text:style-name="T21">a</text:span><text:span text:style-name="T21">nt</text:span><text:span text:style-name="T21">s</text:span><text:span text:style-name="T21">_t</text:span><text:span text:style-name="T21">a</text:span><text:span text:style-name="T21">x</text:span><text:span text:style-name="T21">o</text:span><text:span text:style-name="T21">n</text:span><text:span text:style-name="T21">o</text:span><text:span text:style-name="T21">m</text:span><text:span text:style-name="T21">y</text:span></text:p>
            <text:p text:style-name="P44"><text:span text:style-name="T15">c</text:span><text:span text:style-name="T15">o</text:span><text:span text:style-name="T15">m</text:span><text:span text:style-name="T15">m</text:span><text:span text:style-name="T15">o</text:span><text:span text:style-name="T15">n</text:span><text:span text:style-name="T15">_</text:span><text:span text:style-name="T15">n</text:span><text:span text:style-name="T15">a</text:span><text:span text:style-name="T15">m</text:span><text:span text:style-name="T15">e</text:span></text:p>
            <text:p text:style-name="P44"><text:span text:style-name="T15">l</text:span><text:span text:style-name="T15">a</text:span><text:span text:style-name="T15">t</text:span><text:span text:style-name="T15">i</text:span><text:span text:style-name="T15">n</text:span><text:span text:style-name="T15">_</text:span><text:span text:style-name="T15">n</text:span><text:span text:style-name="T15">a</text:span><text:span text:style-name="T15">m</text:span><text:span text:style-name="T15">e</text:span></text:p>
            <text:p text:style-name="P44"><text:span text:style-name="T15">c</text:span><text:span text:style-name="T15">l</text:span><text:span text:style-name="T15">a</text:span><text:span text:style-name="T15">s</text:span><text:span text:style-name="T15">s</text:span></text:p>
            <text:p text:style-name="P44"><text:span text:style-name="T15">o</text:span><text:span text:style-name="T15">r</text:span><text:span text:style-name="T15">d</text:span><text:span text:style-name="T15">e</text:span><text:span text:style-name="T15">r</text:span></text:p>
            <text:p text:style-name="P44"><text:span text:style-name="T15">f</text:span><text:span text:style-name="T15">a</text:span><text:span text:style-name="T15">m</text:span><text:span text:style-name="T15">il</text:span><text:span text:style-name="T15">y</text:span></text:p>
            <text:p text:style-name="P44"><text:span text:style-name="T15">s</text:span><text:span text:style-name="T15">u</text:span><text:span text:style-name="T15">b</text:span><text:span text:style-name="T15">-</text:span><text:span text:style-name="T15">f</text:span><text:span text:style-name="T15">a</text:span><text:span text:style-name="T15">m</text:span><text:span text:style-name="T15">il</text:span><text:span text:style-name="T15">y</text:span></text:p>
            <text:p text:style-name="P44"><text:span text:style-name="T15">g</text:span><text:span text:style-name="T15">e</text:span><text:span text:style-name="T15">n</text:span><text:span text:style-name="T15">u</text:span><text:span text:style-name="T15">s</text:span></text:p>
            <text:p text:style-name="P44"><text:span text:style-name="T15">s</text:span><text:span text:style-name="T15">p</text:span><text:span text:style-name="T15">e</text:span><text:span text:style-name="T15">c</text:span><text:span text:style-name="T15">i</text:span><text:span text:style-name="T15">e</text:span><text:span text:style-name="T15">s</text:span></text:p>
            <text:p text:style-name="P44"><text:span text:style-name="T16">d</text:span><text:span text:style-name="T16">e</text:span><text:span text:style-name="T16">s</text:span><text:span text:style-name="T16">c</text:span><text:span text:style-name="T16">i</text:span><text:span text:style-name="T16">p</text:span><text:span text:style-name="T16">t</text:span><text:span text:style-name="T16">i</text:span><text:span text:style-name="T16">o</text:span><text:span text:style-name="T16">n</text:span></text:p>
            <text:p text:style-name="P44"><text:span text:style-name="T16">d</text:span><text:span text:style-name="T16">e</text:span><text:span text:style-name="T16">p</text:span><text:span text:style-name="T16">i</text:span><text:span text:style-name="T16">c</text:span><text:span text:style-name="T16">t</text:span></text:p>
          </draw:text-box>
        </draw:frame>
        <draw:connector draw:style-name="gr80" draw:text-style-name="P1" draw:layer="layout" draw:type="line" svg:x1="21.9cm" svg:y1="6.041cm" svg:x2="23.961cm" svg:y2="6.041cm" draw:start-shape="id7" draw:start-glue-point="1" draw:end-shape="id8" draw:end-glue-point="3" svg:d="M21900 6041h2061" svg:viewBox="0 0 2062 1">
          <text:p/>
        </draw:connector>
        <draw:connector draw:style-name="gr81" draw:text-style-name="P1" draw:layer="layout" draw:type="line" svg:x1="16.296cm" svg:y1="6.041cm" svg:x2="18.528cm" svg:y2="6.041cm" draw:start-shape="id9" draw:start-glue-point="1" draw:end-shape="id7" draw:end-glue-point="3" svg:d="M16296 6041h2232" svg:viewBox="0 0 2233 1">
          <text:p/>
        </draw:connector>
        <draw:connector draw:style-name="gr82" draw:text-style-name="P1" draw:layer="layout" draw:type="line" svg:x1="9.641cm" svg:y1="6.041cm" svg:x2="11.873cm" svg:y2="6.041cm" draw:start-shape="id10" draw:start-glue-point="1" draw:end-shape="id9" svg:d="M9641 6041h2232" svg:viewBox="0 0 2233 1">
          <text:p/>
        </draw:connector>
        <draw:connector draw:style-name="gr83" draw:text-style-name="P1" draw:layer="layout" draw:type="line" svg:x1="3.966cm" svg:y1="13.469cm" svg:x2="5.895cm" svg:y2="13.469cm" draw:start-shape="id11" draw:start-glue-point="1" draw:end-shape="id12" svg:d="M3966 13469h1929" svg:viewBox="0 0 1930 1">
          <text:p/>
        </draw:connector>
        <draw:connector draw:style-name="gr84" draw:text-style-name="P22" draw:layer="layout" svg:x1="20.214cm" svg:y1="8.296cm" svg:x2="22.2cm" svg:y2="12.558cm" draw:start-shape="id7" draw:start-glue-point="2" draw:end-shape="id13" draw:end-glue-point="3" svg:d="M20214 8296v4262h1986" svg:viewBox="0 0 1987 4263">
          <text:p/>
        </draw:connector>
        <draw:connector draw:style-name="gr85" draw:text-style-name="P22" draw:layer="layout" svg:x1="14.084cm" svg:y1="9.467cm" svg:x2="9.7cm" svg:y2="13.469cm" draw:start-shape="id9" draw:start-glue-point="2" draw:end-shape="id12" draw:end-glue-point="1" svg:d="M14084 9467v4002h-4384" svg:viewBox="0 0 4385 400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ontAwesome" svg:font-family="FontAwesom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2" draw:display-name="Bitmap 2" xlink:href="Pictures/10000000000000C4000001661A20310FC282C164.png" xlink:type="simple" xlink:show="embed" xlink:actuate="onLoad"/>
    <draw:fill-image draw:name="Bitmap_20_3" draw:display-name="Bitmap 3" xlink:href="Pictures/1000020100000624000003E2412F67DB7A2C05A0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9T08:27:36.716297710</meta:creation-date>
    <dc:date>2018-08-21T18:04:09.763124337</dc:date>
    <meta:editing-duration>PT9H24M56S</meta:editing-duration>
    <meta:editing-cycles>55</meta:editing-cycles>
    <meta:generator>LibreOffice/6.0.3.2$Linux_X86_64 LibreOffice_project/00m0$Build-2</meta:generator>
    <meta:document-statistic meta:object-count="157"/>
  </office:meta>
</office:document-meta>
</file>